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743cm" table:align="margins"/>
    </style:style>
    <style:style style:name="Tabelle1.A" style:family="table-column">
      <style:table-column-properties style:column-width="8.871cm" style:rel-column-width="32767*"/>
    </style:style>
    <style:style style:name="Tabelle1.B" style:family="table-column">
      <style:table-column-properties style:column-width="8.872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2" style:family="table">
      <style:table-properties style:width="17.743cm" table:align="margins"/>
    </style:style>
    <style:style style:name="Tabelle2.A" style:family="table-column">
      <style:table-column-properties style:column-width="8.871cm" style:rel-column-width="7495*"/>
    </style:style>
    <style:style style:name="Tabelle2.B" style:family="table-column">
      <style:table-column-properties style:column-width="8.872cm" style:rel-column-width="7496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3" style:family="table">
      <style:table-properties style:width="17.452cm" fo:margin-left="-0.056cm" table:align="left"/>
    </style:style>
    <style:style style:name="Tabelle3.A" style:family="table-column">
      <style:table-column-properties style:column-width="7.673cm"/>
    </style:style>
    <style:style style:name="Tabelle3.B" style:family="table-column">
      <style:table-column-properties style:column-width="9.779cm"/>
    </style:style>
    <style:style style:name="Tabelle3.1" style:family="table-row">
      <style:table-row-properties style:min-row-height="6.68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4" style:family="table">
      <style:table-properties style:width="18.431cm" fo:margin-left="-0.688cm" table:align="left"/>
    </style:style>
    <style:style style:name="Tabelle4.A" style:family="table-column">
      <style:table-column-properties style:column-width="8.798cm"/>
    </style:style>
    <style:style style:name="Tabelle4.B" style:family="table-column">
      <style:table-column-properties style:column-width="9.633cm"/>
    </style:style>
    <style:style style:name="Tabelle4.1" style:family="table-row">
      <style:table-row-properties style:min-row-height="3.401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6" style:family="table">
      <style:table-properties style:width="18.419cm" fo:margin-left="-0.676cm" table:align="left"/>
    </style:style>
    <style:style style:name="Tabelle6.A" style:family="table-column">
      <style:table-column-properties style:column-width="9.989cm"/>
    </style:style>
    <style:style style:name="Tabelle6.B" style:family="table-column">
      <style:table-column-properties style:column-width="8.43cm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B1" style:family="table-cell">
      <style:table-cell-properties fo:padding="0.097cm" fo:border="0.5pt solid #000000"/>
    </style:style>
    <style:style style:name="P1" style:family="paragraph" style:parent-style-name="Standard">
      <style:text-properties fo:font-size="6pt" officeooo:rsid="000d9867" officeooo:paragraph-rsid="000eb9d5" style:font-size-asian="6pt" style:font-size-complex="6pt"/>
    </style:style>
    <style:style style:name="P2" style:family="paragraph" style:parent-style-name="Standard">
      <style:text-properties fo:font-size="6pt" fo:font-weight="bold" officeooo:rsid="000d9867" officeooo:paragraph-rsid="000eb9d5" style:font-size-asian="6pt" style:font-weight-asian="bold" style:font-size-complex="6pt" style:font-weight-complex="bold"/>
    </style:style>
    <style:style style:name="P3" style:family="paragraph" style:parent-style-name="Standard">
      <style:text-properties fo:font-size="6pt" officeooo:rsid="000d9867" officeooo:paragraph-rsid="008d4ab5" style:font-size-asian="6pt" style:font-size-complex="6pt"/>
    </style:style>
    <style:style style:name="P4" style:family="paragraph" style:parent-style-name="Standard">
      <style:text-properties fo:font-size="6pt" officeooo:rsid="000d9867" officeooo:paragraph-rsid="0014428b" style:font-size-asian="6pt" style:font-size-complex="6pt"/>
    </style:style>
    <style:style style:name="P5" style:family="paragraph" style:parent-style-name="Standard">
      <style:text-properties fo:font-size="6pt" officeooo:rsid="000d9867" officeooo:paragraph-rsid="00147f66" style:font-size-asian="6pt" style:font-size-complex="6pt"/>
    </style:style>
    <style:style style:name="P6" style:family="paragraph" style:parent-style-name="Standard">
      <style:text-properties fo:font-size="6pt" officeooo:rsid="000d9867" officeooo:paragraph-rsid="0017766c" style:font-size-asian="6pt" style:font-size-complex="6pt"/>
    </style:style>
    <style:style style:name="P7" style:family="paragraph" style:parent-style-name="Standard">
      <style:text-properties fo:font-size="6pt" fo:font-weight="bold" officeooo:rsid="0017766c" officeooo:paragraph-rsid="0017766c" style:font-size-asian="6pt" style:font-weight-asian="bold" style:font-size-complex="6pt" style:font-weight-complex="bold"/>
    </style:style>
    <style:style style:name="P8" style:family="paragraph" style:parent-style-name="Standard">
      <style:text-properties fo:font-size="6pt" fo:font-weight="bold" officeooo:rsid="008b677d" officeooo:paragraph-rsid="008b677d" style:font-size-asian="6pt" style:font-weight-asian="bold" style:font-size-complex="6pt" style:font-weight-complex="bold"/>
    </style:style>
    <style:style style:name="P9" style:family="paragraph" style:parent-style-name="Standard">
      <style:text-properties fo:font-size="6pt" officeooo:rsid="000d9867" officeooo:paragraph-rsid="008b677d" style:font-size-asian="6pt" style:font-size-complex="6pt"/>
    </style:style>
    <style:style style:name="P10" style:family="paragraph" style:parent-style-name="Standard">
      <style:text-properties fo:font-size="6pt" fo:font-weight="bold" officeooo:rsid="0017766c" officeooo:paragraph-rsid="00195be1" style:font-size-asian="6pt" style:font-weight-asian="bold" style:font-size-complex="6pt" style:font-weight-complex="bold"/>
    </style:style>
    <style:style style:name="P11" style:family="paragraph" style:parent-style-name="Standard">
      <style:text-properties fo:font-size="6pt" officeooo:rsid="000d9867" officeooo:paragraph-rsid="00195be1" style:font-size-asian="6pt" style:font-size-complex="6pt"/>
    </style:style>
    <style:style style:name="P12" style:family="paragraph" style:parent-style-name="Table_20_Contents">
      <style:text-properties fo:font-size="6pt" officeooo:rsid="00917276" officeooo:paragraph-rsid="00917276" style:font-size-asian="6pt" style:font-size-complex="6pt"/>
    </style:style>
    <style:style style:name="P13" style:family="paragraph" style:parent-style-name="Table_20_Contents">
      <style:text-properties fo:font-size="6pt" officeooo:rsid="000f2151" officeooo:paragraph-rsid="000f2151" style:font-size-asian="6pt" style:font-size-complex="6pt"/>
    </style:style>
    <style:style style:name="P14" style:family="paragraph" style:parent-style-name="Table_20_Contents">
      <style:text-properties fo:font-size="6pt" fo:font-weight="bold" officeooo:rsid="000f2151" officeooo:paragraph-rsid="000f2151" style:font-size-asian="6pt" style:font-weight-asian="bold" style:font-size-complex="6pt" style:font-weight-complex="bold"/>
    </style:style>
    <style:style style:name="P15" style:family="paragraph" style:parent-style-name="Table_20_Contents">
      <style:text-properties fo:font-size="6pt" officeooo:rsid="0014428b" officeooo:paragraph-rsid="0014428b" style:font-size-asian="6pt" style:font-size-complex="6pt"/>
    </style:style>
    <style:style style:name="P16" style:family="paragraph" style:parent-style-name="Table_20_Contents">
      <style:text-properties fo:font-size="6pt" officeooo:rsid="000f2151" officeooo:paragraph-rsid="0093c2ca" style:font-size-asian="6pt" style:font-size-complex="6pt"/>
    </style:style>
    <style:style style:name="P17" style:family="paragraph" style:parent-style-name="Standard">
      <style:text-properties fo:font-size="6pt" officeooo:rsid="000d9867" officeooo:paragraph-rsid="0085ae0d" style:font-size-asian="6pt" style:font-size-complex="6pt"/>
    </style:style>
    <style:style style:name="P18" style:family="paragraph" style:parent-style-name="Standard">
      <style:text-properties fo:font-size="6pt" officeooo:rsid="000d9867" officeooo:paragraph-rsid="0051f3b7" style:font-size-asian="6pt" style:font-size-complex="6pt"/>
    </style:style>
    <style:style style:name="P19" style:family="paragraph" style:parent-style-name="Standard">
      <style:text-properties fo:font-size="6pt" officeooo:rsid="000d9867" officeooo:paragraph-rsid="007bc982" style:font-size-asian="6pt" style:font-size-complex="6pt"/>
    </style:style>
    <style:style style:name="P20" style:family="paragraph" style:parent-style-name="Standard">
      <style:text-properties fo:font-size="6pt" officeooo:rsid="000d9867" officeooo:paragraph-rsid="00a4c129" style:font-size-asian="6pt" style:font-size-complex="6pt"/>
    </style:style>
    <style:style style:name="P21" style:family="paragraph" style:parent-style-name="Standard">
      <style:text-properties fo:font-size="6pt" officeooo:rsid="000d9867" officeooo:paragraph-rsid="0079501b" style:font-size-asian="6pt" style:font-size-complex="6pt"/>
    </style:style>
    <style:style style:name="P22" style:family="paragraph" style:parent-style-name="Table_20_Contents">
      <style:text-properties fo:font-size="6pt" officeooo:paragraph-rsid="0051f3b7" style:font-size-asian="6pt" style:font-size-complex="6pt"/>
    </style:style>
    <style:style style:name="P23" style:family="paragraph" style:parent-style-name="Standard">
      <style:text-properties fo:font-size="6pt" officeooo:rsid="000d9867" officeooo:paragraph-rsid="00865ce4" style:font-size-asian="6pt" style:font-size-complex="6pt"/>
    </style:style>
    <style:style style:name="P24" style:family="paragraph" style:parent-style-name="Standard">
      <style:text-properties fo:font-size="6pt" officeooo:rsid="000d9867" officeooo:paragraph-rsid="0089be02" style:font-size-asian="6pt" style:font-size-complex="6pt"/>
    </style:style>
    <style:style style:name="P25" style:family="paragraph" style:parent-style-name="Standard">
      <style:text-properties fo:font-size="6pt" officeooo:rsid="000d9867" officeooo:paragraph-rsid="00a44106" style:font-size-asian="6pt" style:font-size-complex="6pt"/>
    </style:style>
    <style:style style:name="P26" style:family="paragraph" style:parent-style-name="Standard">
      <style:text-properties fo:font-size="6pt" officeooo:rsid="0017766c" officeooo:paragraph-rsid="0051f3b7" style:font-size-asian="6pt" style:font-size-complex="6pt"/>
    </style:style>
    <style:style style:name="P27" style:family="paragraph" style:parent-style-name="Table_20_Contents">
      <style:text-properties fo:font-size="6pt" officeooo:rsid="0014428b" officeooo:paragraph-rsid="00195be1" style:font-size-asian="6pt" style:font-size-complex="6pt"/>
    </style:style>
    <style:style style:name="P28" style:family="paragraph" style:parent-style-name="Standard">
      <style:text-properties fo:font-size="6pt" officeooo:rsid="000d9867" officeooo:paragraph-rsid="008a19a6" style:font-size-asian="6pt" style:font-size-complex="6pt"/>
    </style:style>
    <style:style style:name="P29" style:family="paragraph" style:parent-style-name="Table_20_Contents">
      <style:text-properties fo:font-size="6pt" fo:font-weight="bold" officeooo:rsid="008867db" officeooo:paragraph-rsid="008867db" style:font-size-asian="6pt" style:font-weight-asian="bold" style:font-size-complex="6pt" style:font-weight-complex="bold"/>
    </style:style>
    <style:style style:name="P30" style:family="paragraph" style:parent-style-name="Table_20_Contents">
      <style:text-properties fo:font-size="6pt" officeooo:rsid="0014428b" officeooo:paragraph-rsid="007bc982" style:font-size-asian="6pt" style:font-size-complex="6pt"/>
    </style:style>
    <style:style style:name="P31" style:family="paragraph" style:parent-style-name="Standard">
      <style:text-properties style:text-line-through-style="none" style:text-line-through-type="none" fo:font-size="6pt" officeooo:rsid="000d9867" officeooo:paragraph-rsid="008b677d" style:font-size-asian="6pt" style:font-size-complex="6pt"/>
    </style:style>
    <style:style style:name="P32" style:family="paragraph" style:parent-style-name="Standard">
      <style:text-properties fo:font-size="6pt" officeooo:rsid="000d9867" officeooo:paragraph-rsid="0050650d" style:font-size-asian="6pt" style:font-size-complex="6pt"/>
    </style:style>
    <style:style style:name="P33" style:family="paragraph" style:parent-style-name="Standard">
      <style:text-properties fo:font-size="6pt" officeooo:rsid="000d9867" officeooo:paragraph-rsid="001cdaa6" style:font-size-asian="6pt" style:font-size-complex="6pt"/>
    </style:style>
    <style:style style:name="P34" style:family="paragraph" style:parent-style-name="Table_20_Contents">
      <style:text-properties fo:font-size="6pt" officeooo:rsid="000d9867" officeooo:paragraph-rsid="001b532d" style:font-size-asian="6pt" style:font-size-complex="6pt"/>
    </style:style>
    <style:style style:name="P35" style:family="paragraph" style:parent-style-name="Standard">
      <style:text-properties officeooo:rsid="000d9867" officeooo:paragraph-rsid="000d9867"/>
    </style:style>
    <style:style style:name="P36" style:family="paragraph" style:parent-style-name="Standard">
      <style:text-properties fo:font-size="6pt" officeooo:rsid="000d9867" officeooo:paragraph-rsid="0010d87a" style:font-size-asian="6pt" style:font-size-complex="6pt"/>
    </style:style>
    <style:style style:name="P37" style:family="paragraph" style:parent-style-name="Standard">
      <style:text-properties fo:font-size="6pt" officeooo:rsid="000f2151" officeooo:paragraph-rsid="0010d87a" style:font-size-asian="6pt" style:font-size-complex="6pt"/>
    </style:style>
    <style:style style:name="P38" style:family="paragraph" style:parent-style-name="Standard">
      <style:text-properties fo:font-size="6pt" fo:font-weight="bold" officeooo:rsid="000f283f" officeooo:paragraph-rsid="00471cc9" style:font-size-asian="6pt" style:font-weight-asian="bold" style:font-size-complex="6pt" style:font-weight-complex="bold"/>
    </style:style>
    <style:style style:name="P39" style:family="paragraph" style:parent-style-name="Standard">
      <style:text-properties fo:font-size="6pt" officeooo:rsid="000f2151" officeooo:paragraph-rsid="00471cc9" style:font-size-asian="6pt" style:font-size-complex="6pt"/>
    </style:style>
    <style:style style:name="P40" style:family="paragraph" style:parent-style-name="Standard">
      <style:text-properties fo:font-size="6pt" officeooo:rsid="000f2151" officeooo:paragraph-rsid="00d0b802" style:font-size-asian="6pt" style:font-size-complex="6pt"/>
    </style:style>
    <style:style style:name="P41" style:family="paragraph" style:parent-style-name="Standard">
      <style:text-properties fo:font-size="6pt" fo:font-weight="bold" officeooo:rsid="000f283f" officeooo:paragraph-rsid="00d0b802" style:font-size-asian="6pt" style:font-weight-asian="bold" style:font-size-complex="6pt" style:font-weight-complex="bold"/>
    </style:style>
    <style:style style:name="P42" style:family="paragraph" style:parent-style-name="Standard">
      <style:text-properties fo:font-size="6pt" fo:font-weight="bold" officeooo:rsid="0046f818" officeooo:paragraph-rsid="0046f818" style:font-size-asian="6pt" style:font-weight-asian="bold" style:font-size-complex="6pt" style:font-weight-complex="bold"/>
    </style:style>
    <style:style style:name="P43" style:family="paragraph" style:parent-style-name="Standard">
      <style:text-properties officeooo:paragraph-rsid="00471cc9"/>
    </style:style>
    <style:style style:name="P44" style:family="paragraph" style:parent-style-name="Standard">
      <style:text-properties fo:font-size="6pt" officeooo:rsid="000d9867" officeooo:paragraph-rsid="0046f818" style:font-size-asian="6pt" style:font-size-complex="6pt"/>
    </style:style>
    <style:style style:name="P45" style:family="paragraph" style:parent-style-name="Standard">
      <style:text-properties fo:font-size="6pt" officeooo:rsid="000d9867" officeooo:paragraph-rsid="00471cc9" style:font-size-asian="6pt" style:font-size-complex="6pt"/>
    </style:style>
    <style:style style:name="P46" style:family="paragraph" style:parent-style-name="Standard">
      <style:text-properties fo:font-size="6pt" officeooo:rsid="00471cc9" officeooo:paragraph-rsid="00471cc9" style:font-size-asian="6pt" style:font-size-complex="6pt"/>
    </style:style>
    <style:style style:name="P47" style:family="paragraph" style:parent-style-name="Standard">
      <style:text-properties fo:font-size="6pt" officeooo:rsid="00d0b802" officeooo:paragraph-rsid="00d0b802" style:font-size-asian="6pt" style:font-size-complex="6pt"/>
    </style:style>
    <style:style style:name="P48" style:family="paragraph" style:parent-style-name="Standard">
      <style:text-properties fo:font-size="6pt" officeooo:rsid="000f2151" officeooo:paragraph-rsid="001dc8bc" style:font-size-asian="6pt" style:font-size-complex="6pt"/>
    </style:style>
    <style:style style:name="P49" style:family="paragraph" style:parent-style-name="Standard">
      <style:text-properties fo:font-size="6pt" officeooo:rsid="00252f89" officeooo:paragraph-rsid="004c97a4" style:font-size-asian="6pt" style:font-size-complex="6pt"/>
    </style:style>
    <style:style style:name="P50" style:family="paragraph" style:parent-style-name="Table_20_Contents">
      <style:text-properties fo:font-size="6pt" style:font-size-asian="6pt" style:font-size-complex="6pt"/>
    </style:style>
    <style:style style:name="P51" style:family="paragraph" style:parent-style-name="Table_20_Contents">
      <style:text-properties fo:font-size="6pt" fo:font-weight="bold" officeooo:rsid="004b9089" officeooo:paragraph-rsid="004b9089" style:font-size-asian="6pt" style:font-weight-asian="bold" style:font-size-complex="6pt" style:font-weight-complex="bold"/>
    </style:style>
    <style:style style:name="P52" style:family="paragraph" style:parent-style-name="Standard">
      <style:text-properties fo:font-size="6pt" officeooo:rsid="000d9867" officeooo:paragraph-rsid="00996c8c" style:font-size-asian="6pt" style:font-size-complex="6pt"/>
    </style:style>
    <style:style style:name="P53" style:family="paragraph" style:parent-style-name="Table_20_Contents">
      <style:text-properties fo:font-size="6pt" officeooo:rsid="00133100" officeooo:paragraph-rsid="00133100" style:font-size-asian="6pt" style:font-size-complex="6pt"/>
    </style:style>
    <style:style style:name="P54" style:family="paragraph" style:parent-style-name="Standard">
      <style:text-properties fo:font-size="6pt" fo:font-weight="bold" officeooo:rsid="000f2151" officeooo:paragraph-rsid="00d0b802" style:font-size-asian="6pt" style:font-weight-asian="bold" style:font-size-complex="6pt" style:font-weight-complex="bold"/>
    </style:style>
    <style:style style:name="P55" style:family="paragraph" style:parent-style-name="Table_20_Contents">
      <style:text-properties fo:font-size="6pt" fo:font-weight="bold" officeooo:rsid="00471cc9" officeooo:paragraph-rsid="00471cc9" style:font-size-asian="6pt" style:font-weight-asian="bold" style:font-size-complex="6pt" style:font-weight-complex="bold"/>
    </style:style>
    <style:style style:name="P56" style:family="paragraph" style:parent-style-name="Standard">
      <style:text-properties fo:font-size="6pt" officeooo:rsid="000d9867" officeooo:paragraph-rsid="00d5ea14" style:font-size-asian="6pt" style:font-size-complex="6pt"/>
    </style:style>
    <style:style style:name="P57" style:family="paragraph" style:parent-style-name="Standard">
      <style:text-properties fo:font-size="6pt" officeooo:rsid="000d9867" officeooo:paragraph-rsid="00133ec3" style:font-size-asian="6pt" style:font-size-complex="6pt"/>
    </style:style>
    <style:style style:name="P58" style:family="paragraph" style:parent-style-name="Standard">
      <style:text-properties fo:font-size="6pt" officeooo:rsid="000d9867" officeooo:paragraph-rsid="00d58414" style:font-size-asian="6pt" style:font-size-complex="6pt"/>
    </style:style>
    <style:style style:name="P59" style:family="paragraph" style:parent-style-name="Standard">
      <style:text-properties fo:font-size="6pt" fo:font-weight="bold" officeooo:rsid="00252f89" officeooo:paragraph-rsid="004b46b1" style:font-size-asian="6pt" style:font-weight-asian="bold" style:font-size-complex="6pt" style:font-weight-complex="bold"/>
    </style:style>
    <style:style style:name="P60" style:family="paragraph" style:parent-style-name="Standard">
      <style:text-properties fo:font-size="6pt" officeooo:rsid="000d9867" officeooo:paragraph-rsid="009d7463" style:font-size-asian="6pt" style:font-size-complex="6pt"/>
    </style:style>
    <style:style style:name="P61" style:family="paragraph" style:parent-style-name="Standard">
      <style:text-properties fo:font-size="6pt" officeooo:rsid="000d9867" officeooo:paragraph-rsid="004b46b1" style:font-size-asian="6pt" style:font-size-complex="6pt"/>
    </style:style>
    <style:style style:name="P62" style:family="paragraph" style:parent-style-name="Standard">
      <style:text-properties fo:font-size="6pt" officeooo:rsid="00d0b802" officeooo:paragraph-rsid="00d5ea14" style:font-size-asian="6pt" style:font-size-complex="6pt"/>
    </style:style>
    <style:style style:name="P63" style:family="paragraph" style:parent-style-name="Standard">
      <style:text-properties fo:font-size="6pt" officeooo:paragraph-rsid="004b2172" style:font-size-asian="6pt" style:font-size-complex="6pt"/>
    </style:style>
    <style:style style:name="P64" style:family="paragraph" style:parent-style-name="Standard">
      <style:text-properties fo:font-size="6pt" officeooo:rsid="00330713" officeooo:paragraph-rsid="004f28f2" style:font-size-asian="6pt" style:font-size-complex="6pt"/>
    </style:style>
    <style:style style:name="P65" style:family="paragraph" style:parent-style-name="Standard">
      <style:text-properties fo:font-size="6pt" officeooo:rsid="00347029" officeooo:paragraph-rsid="004f28f2" style:font-size-asian="6pt" style:font-size-complex="6pt"/>
    </style:style>
    <style:style style:name="P66" style:family="paragraph" style:parent-style-name="Standard">
      <style:text-properties fo:font-size="8pt" officeooo:rsid="000f2151" officeooo:paragraph-rsid="000d9867" style:font-size-asian="8pt" style:font-size-complex="8pt"/>
    </style:style>
    <style:style style:name="P67" style:family="paragraph" style:parent-style-name="Standard">
      <style:text-properties officeooo:rsid="000d9867" officeooo:paragraph-rsid="001dc8bc"/>
    </style:style>
    <style:style style:name="P68" style:family="paragraph" style:parent-style-name="Standard">
      <style:text-properties officeooo:rsid="00d5ea14" officeooo:paragraph-rsid="00d5ea14"/>
    </style:style>
    <style:style style:name="P69" style:family="paragraph" style:parent-style-name="Standard">
      <style:text-properties officeooo:rsid="00d5ea14" officeooo:paragraph-rsid="00d5ea14" fo:background-color="#b3cac7"/>
    </style:style>
    <style:style style:name="P70" style:family="paragraph" style:parent-style-name="Standard">
      <style:text-properties fo:font-size="6pt" officeooo:rsid="000d9867" officeooo:paragraph-rsid="00241df3" style:font-size-asian="6pt" style:font-size-complex="6pt"/>
    </style:style>
    <style:style style:name="P71" style:family="paragraph" style:parent-style-name="Standard">
      <style:text-properties fo:font-size="6pt" officeooo:rsid="000f2151" officeooo:paragraph-rsid="00241df3" style:font-size-asian="6pt" style:font-size-complex="6pt"/>
    </style:style>
    <style:style style:name="P72" style:family="paragraph" style:parent-style-name="Standard">
      <style:text-properties fo:font-size="6pt" officeooo:rsid="0026ad7a" officeooo:paragraph-rsid="0026ad7a" style:font-size-asian="6pt" style:font-size-complex="6pt"/>
    </style:style>
    <style:style style:name="P73" style:family="paragraph" style:parent-style-name="Standard">
      <style:text-properties fo:font-size="6pt" officeooo:rsid="000d9867" officeooo:paragraph-rsid="0026ad7a" style:font-size-asian="6pt" style:font-size-complex="6pt"/>
    </style:style>
    <style:style style:name="P74" style:family="paragraph" style:parent-style-name="Standard">
      <style:text-properties fo:font-size="6pt" officeooo:rsid="000f2151" officeooo:paragraph-rsid="00252f89" style:font-size-asian="6pt" style:font-size-complex="6pt"/>
    </style:style>
    <style:style style:name="P75" style:family="paragraph" style:parent-style-name="Standard">
      <style:text-properties fo:font-size="6pt" officeooo:rsid="000d9867" officeooo:paragraph-rsid="00d9dc19" style:font-size-asian="6pt" style:font-size-complex="6pt"/>
    </style:style>
    <style:style style:name="P76" style:family="paragraph" style:parent-style-name="Standard">
      <style:text-properties fo:font-size="6pt" officeooo:rsid="00d9dc19" officeooo:paragraph-rsid="00d9dc19" style:font-size-asian="6pt" style:font-size-complex="6pt"/>
    </style:style>
    <style:style style:name="P77" style:family="paragraph" style:parent-style-name="Standard">
      <style:text-properties fo:font-size="6pt" officeooo:rsid="000d9867" officeooo:paragraph-rsid="0025c32d" style:font-size-asian="6pt" style:font-size-complex="6pt"/>
    </style:style>
    <style:style style:name="P78" style:family="paragraph" style:parent-style-name="Standard">
      <style:text-properties fo:font-size="6pt" officeooo:rsid="000d9867" officeooo:paragraph-rsid="00491da7" style:font-size-asian="6pt" style:font-size-complex="6pt"/>
    </style:style>
    <style:style style:name="P79" style:family="paragraph" style:parent-style-name="Standard">
      <style:text-properties fo:font-size="6pt" officeooo:paragraph-rsid="00491da7" style:font-size-asian="6pt" style:font-size-complex="6pt"/>
    </style:style>
    <style:style style:name="P80" style:family="paragraph" style:parent-style-name="Standard">
      <style:text-properties fo:font-size="6pt" officeooo:rsid="000d9867" officeooo:paragraph-rsid="00600a73" style:font-size-asian="6pt" style:font-size-complex="6pt"/>
    </style:style>
    <style:style style:name="P81" style:family="paragraph" style:parent-style-name="Standard">
      <style:text-properties fo:font-size="6pt" officeooo:rsid="001dc8bc" officeooo:paragraph-rsid="00252f89" style:font-size-asian="6pt" style:font-size-complex="6pt"/>
    </style:style>
    <style:style style:name="P82" style:family="paragraph" style:parent-style-name="Standard">
      <style:text-properties fo:font-size="6pt" officeooo:rsid="000d9867" officeooo:paragraph-rsid="00252f89" style:font-size-asian="6pt" style:font-size-complex="6pt"/>
    </style:style>
    <style:style style:name="P83" style:family="paragraph" style:parent-style-name="Standard">
      <style:text-properties fo:font-size="6pt" officeooo:rsid="0020836f" officeooo:paragraph-rsid="00d9dc19" style:font-size-asian="6pt" style:font-size-complex="6pt"/>
    </style:style>
    <style:style style:name="P84" style:family="paragraph" style:parent-style-name="Standard">
      <style:text-properties fo:font-size="6pt" officeooo:rsid="00d9dc19" officeooo:paragraph-rsid="00dbae8a" style:font-size-asian="6pt" style:font-size-complex="6pt"/>
    </style:style>
    <style:style style:name="P85" style:family="paragraph" style:parent-style-name="Standard">
      <style:text-properties fo:font-size="6pt" officeooo:rsid="00dc0b9f" officeooo:paragraph-rsid="00dc0b9f" style:font-size-asian="6pt" style:font-size-complex="6pt"/>
    </style:style>
    <style:style style:name="P86" style:family="paragraph" style:parent-style-name="Standard">
      <style:text-properties fo:font-size="6pt" officeooo:rsid="000d9867" officeooo:paragraph-rsid="00dbae8a" style:font-size-asian="6pt" style:font-size-complex="6pt"/>
    </style:style>
    <style:style style:name="P87" style:family="paragraph" style:parent-style-name="Standard">
      <style:text-properties fo:font-size="6pt" officeooo:rsid="001dc8bc" officeooo:paragraph-rsid="00d9dc19" style:font-size-asian="6pt" style:font-size-complex="6pt"/>
    </style:style>
    <style:style style:name="P88" style:family="paragraph" style:parent-style-name="Standard">
      <style:text-properties fo:font-size="6pt" officeooo:rsid="000f2151" officeooo:paragraph-rsid="0028f5cb" style:font-size-asian="6pt" style:font-size-complex="6pt"/>
    </style:style>
    <style:style style:name="P89" style:family="paragraph" style:parent-style-name="Standard">
      <style:text-properties fo:font-size="6pt" officeooo:rsid="000f2151" officeooo:paragraph-rsid="0026ad7a" style:font-size-asian="6pt" style:font-size-complex="6pt"/>
    </style:style>
    <style:style style:name="P90" style:family="paragraph" style:parent-style-name="Standard">
      <style:text-properties fo:font-size="6pt" officeooo:rsid="00252f89" officeooo:paragraph-rsid="006acfe4" style:font-size-asian="6pt" style:font-size-complex="6pt"/>
    </style:style>
    <style:style style:name="P91" style:family="paragraph" style:parent-style-name="Table_20_Contents">
      <style:text-properties fo:font-size="6pt" officeooo:rsid="00133100" officeooo:paragraph-rsid="004a888a" style:font-size-asian="6pt" style:font-size-complex="6pt"/>
    </style:style>
    <style:style style:name="P92" style:family="paragraph" style:parent-style-name="Table_20_Contents">
      <style:text-properties fo:font-size="6pt" fo:font-weight="bold" officeooo:rsid="0026ad7a" officeooo:paragraph-rsid="006c5b1d" style:font-size-asian="6pt" style:font-weight-asian="bold" style:font-size-complex="6pt" style:font-weight-complex="bold"/>
    </style:style>
    <style:style style:name="P93" style:family="paragraph" style:parent-style-name="Table_20_Contents">
      <style:text-properties fo:font-size="6pt" officeooo:rsid="00133100" officeooo:paragraph-rsid="0072d184" style:font-size-asian="6pt" style:font-size-complex="6pt"/>
    </style:style>
    <style:style style:name="P94" style:family="paragraph" style:parent-style-name="Table_20_Contents">
      <style:text-properties fo:font-size="6pt" officeooo:rsid="000d9867" officeooo:paragraph-rsid="004a888a" style:font-size-asian="6pt" style:font-size-complex="6pt"/>
    </style:style>
    <style:style style:name="P95" style:family="paragraph" style:parent-style-name="Table_20_Contents">
      <style:text-properties fo:font-size="6pt" fo:font-weight="bold" officeooo:rsid="00471cc9" officeooo:paragraph-rsid="004a888a" style:font-size-asian="6pt" style:font-weight-asian="bold" style:font-size-complex="6pt" style:font-weight-complex="bold"/>
    </style:style>
    <style:style style:name="P96" style:family="paragraph" style:parent-style-name="Standard">
      <style:text-properties fo:font-size="6pt" officeooo:rsid="001f9e31" officeooo:paragraph-rsid="00c228d0" style:font-size-asian="6pt" style:font-size-complex="6pt"/>
    </style:style>
    <style:style style:name="P97" style:family="paragraph" style:parent-style-name="Standard">
      <style:text-properties fo:font-size="6pt" fo:font-style="normal" officeooo:rsid="00bea491" officeooo:paragraph-rsid="00c228d0" style:font-size-asian="6pt" style:font-style-asian="normal" style:font-size-complex="6pt" style:font-style-complex="normal"/>
    </style:style>
    <style:style style:name="P98" style:family="paragraph" style:parent-style-name="Standard">
      <style:text-properties fo:font-size="6pt" fo:font-style="normal" officeooo:rsid="00bea491" officeooo:paragraph-rsid="00bea491" style:font-size-asian="6pt" style:font-style-asian="normal" style:font-size-complex="6pt" style:font-style-complex="normal"/>
    </style:style>
    <style:style style:name="P99" style:family="paragraph" style:parent-style-name="Standard">
      <style:text-properties fo:font-size="6pt" officeooo:rsid="000d9867" officeooo:paragraph-rsid="00732843" style:font-size-asian="6pt" style:font-size-complex="6pt"/>
    </style:style>
    <style:style style:name="P100" style:family="paragraph" style:parent-style-name="Standard">
      <style:text-properties fo:font-size="6pt" officeooo:rsid="000d9867" officeooo:paragraph-rsid="004a888a" style:font-size-asian="6pt" style:font-size-complex="6pt"/>
    </style:style>
    <style:style style:name="P101" style:family="paragraph" style:parent-style-name="Standard">
      <style:text-properties fo:font-size="6pt" officeooo:rsid="000f2151" officeooo:paragraph-rsid="004a888a" style:font-size-asian="6pt" style:font-size-complex="6pt"/>
    </style:style>
    <style:style style:name="P102" style:family="paragraph" style:parent-style-name="Standard">
      <style:text-properties fo:font-size="6pt" officeooo:paragraph-rsid="004a888a" style:font-size-asian="6pt" style:font-size-complex="6pt"/>
    </style:style>
    <style:style style:name="P103" style:family="paragraph" style:parent-style-name="Standard">
      <style:text-properties fo:font-size="6pt" fo:font-weight="bold" officeooo:rsid="00252f89" officeooo:paragraph-rsid="004a888a" style:font-size-asian="6pt" style:font-weight-asian="bold" style:font-size-complex="6pt" style:font-weight-complex="bold"/>
    </style:style>
    <style:style style:name="P104" style:family="paragraph" style:parent-style-name="Standard">
      <style:text-properties fo:font-size="6pt" officeooo:rsid="000d9867" officeooo:paragraph-rsid="006e4f78" style:font-size-asian="6pt" style:font-size-complex="6pt"/>
    </style:style>
    <style:style style:name="P105" style:family="paragraph" style:parent-style-name="Standard">
      <style:text-properties fo:font-size="6pt" officeooo:rsid="000d9867" officeooo:paragraph-rsid="009eeb14" style:font-size-asian="6pt" style:font-size-complex="6pt"/>
    </style:style>
    <style:style style:name="P106" style:family="paragraph" style:parent-style-name="Standard">
      <style:text-properties fo:font-size="6pt" officeooo:rsid="000d9867" officeooo:paragraph-rsid="005c7809" style:font-size-asian="6pt" style:font-size-complex="6pt"/>
    </style:style>
    <style:style style:name="P107" style:family="paragraph" style:parent-style-name="Standard">
      <style:text-properties fo:font-size="6pt" fo:font-weight="bold" officeooo:rsid="001dc8bc" officeooo:paragraph-rsid="004a888a" style:font-size-asian="6pt" style:font-weight-asian="bold" style:font-size-complex="6pt" style:font-weight-complex="bold"/>
    </style:style>
    <style:style style:name="P108" style:family="paragraph" style:parent-style-name="Standard">
      <style:text-properties fo:font-size="6pt" fo:font-weight="normal" officeooo:rsid="0035150e" officeooo:paragraph-rsid="004a888a" style:font-size-asian="6pt" style:font-weight-asian="normal" style:font-size-complex="6pt" style:font-weight-complex="normal"/>
    </style:style>
    <style:style style:name="P109" style:family="paragraph" style:parent-style-name="Standard">
      <style:text-properties fo:font-size="6pt" officeooo:rsid="000d9867" officeooo:paragraph-rsid="006acfe4" style:font-size-asian="6pt" style:font-size-complex="6pt"/>
    </style:style>
    <style:style style:name="P110" style:family="paragraph" style:parent-style-name="Standard">
      <style:text-properties fo:font-size="6pt" officeooo:rsid="000d9867" officeooo:paragraph-rsid="005c8945" style:font-size-asian="6pt" style:font-size-complex="6pt"/>
    </style:style>
    <style:style style:name="P111" style:family="paragraph" style:parent-style-name="Standard">
      <style:text-properties fo:font-size="6pt" fo:font-weight="bold" officeooo:rsid="0020836f" officeooo:paragraph-rsid="006acfe4" style:font-size-asian="6pt" style:font-weight-asian="bold" style:font-size-complex="6pt" style:font-weight-complex="bold"/>
    </style:style>
    <style:style style:name="P112" style:family="paragraph" style:parent-style-name="Standard">
      <style:text-properties fo:font-size="6pt" officeooo:rsid="0020836f" officeooo:paragraph-rsid="006acfe4" style:font-size-asian="6pt" style:font-size-complex="6pt"/>
    </style:style>
    <style:style style:name="P113" style:family="paragraph" style:parent-style-name="Standard">
      <style:text-properties fo:font-size="6pt" officeooo:rsid="0032ed48" officeooo:paragraph-rsid="004a888a" style:font-size-asian="6pt" style:font-size-complex="6pt"/>
    </style:style>
    <style:style style:name="P114" style:family="paragraph" style:parent-style-name="Standard">
      <style:text-properties fo:font-size="6pt" officeooo:rsid="002c520d" officeooo:paragraph-rsid="004a888a" style:font-size-asian="6pt" style:font-size-complex="6pt"/>
    </style:style>
    <style:style style:name="P115" style:family="paragraph" style:parent-style-name="Standard">
      <style:text-properties fo:font-size="6pt" officeooo:rsid="000f2151" officeooo:paragraph-rsid="005e8cf9" style:font-size-asian="6pt" style:font-size-complex="6pt"/>
    </style:style>
    <style:style style:name="P116" style:family="paragraph" style:parent-style-name="Standard">
      <style:text-properties fo:font-size="6pt" officeooo:rsid="00330713" officeooo:paragraph-rsid="004a888a" style:font-size-asian="6pt" style:font-size-complex="6pt"/>
    </style:style>
    <style:style style:name="P117" style:family="paragraph" style:parent-style-name="Standard">
      <style:text-properties fo:font-size="6pt" officeooo:rsid="00347029" officeooo:paragraph-rsid="004a888a" style:font-size-asian="6pt" style:font-size-complex="6pt"/>
    </style:style>
    <style:style style:name="P118" style:family="paragraph" style:parent-style-name="Table_20_Contents">
      <style:text-properties fo:font-size="8pt" officeooo:paragraph-rsid="001dc8bc" style:font-size-asian="8pt" style:font-size-complex="8pt"/>
    </style:style>
    <style:style style:name="P119" style:family="paragraph" style:parent-style-name="Table_20_Contents">
      <style:text-properties fo:font-size="6pt" officeooo:paragraph-rsid="004a888a" style:font-size-asian="6pt" style:font-size-complex="6pt"/>
    </style:style>
    <style:style style:name="P120" style:family="paragraph" style:parent-style-name="Standard">
      <style:text-properties fo:font-size="8pt" officeooo:rsid="000f2151" officeooo:paragraph-rsid="001dc8bc" style:font-size-asian="8pt" style:font-size-complex="8pt"/>
    </style:style>
    <style:style style:name="P121" style:family="paragraph" style:parent-style-name="Standard">
      <style:text-properties fo:font-size="6pt" officeooo:rsid="000f2151" officeooo:paragraph-rsid="0040a1c2" style:font-size-asian="6pt" style:font-size-complex="6pt"/>
    </style:style>
    <style:style style:name="P122" style:family="paragraph" style:parent-style-name="Standard">
      <style:text-properties fo:font-size="8pt" officeooo:rsid="003cc97f" officeooo:paragraph-rsid="003da2e9" style:font-size-asian="8pt" style:font-size-complex="8pt"/>
    </style:style>
    <style:style style:name="P123" style:family="paragraph" style:parent-style-name="Standard">
      <style:text-properties fo:font-size="6pt" officeooo:rsid="000d9867" officeooo:paragraph-rsid="003da2e9" style:font-size-asian="6pt" style:font-size-complex="6pt"/>
    </style:style>
    <style:style style:name="P1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6pt" officeooo:rsid="000d9867" officeooo:paragraph-rsid="003da2e9" style:font-size-asian="6pt" style:font-size-complex="6pt"/>
    </style:style>
    <style:style style:name="P125" style:family="paragraph" style:parent-style-name="Table_20_Contents">
      <style:text-properties fo:font-size="8pt" officeooo:rsid="003da2e9" officeooo:paragraph-rsid="00ba387f" style:font-size-asian="8pt" style:font-size-complex="8pt"/>
    </style:style>
    <style:style style:name="P126" style:family="paragraph" style:parent-style-name="Table_20_Contents">
      <style:text-properties fo:font-size="6pt" officeooo:rsid="002c520d" officeooo:paragraph-rsid="003da2e9" style:font-size-asian="6pt" style:font-size-complex="6pt"/>
    </style:style>
    <style:style style:name="P127" style:family="paragraph" style:parent-style-name="Standard">
      <style:text-properties fo:font-size="6pt" officeooo:rsid="000d9867" officeooo:paragraph-rsid="00a9de71" style:font-size-asian="6pt" style:font-size-complex="6pt"/>
    </style:style>
    <style:style style:name="P128" style:family="paragraph" style:parent-style-name="Standard">
      <style:text-properties fo:font-size="6pt" officeooo:rsid="000d9867" officeooo:paragraph-rsid="003de3f7" style:font-size-asian="6pt" style:font-size-complex="6pt"/>
    </style:style>
    <style:style style:name="P129" style:family="paragraph" style:parent-style-name="Standard">
      <style:text-properties fo:font-size="6pt" officeooo:rsid="000d9867" officeooo:paragraph-rsid="00a74f34" style:font-size-asian="6pt" style:font-size-complex="6pt"/>
    </style:style>
    <style:style style:name="P1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6pt" officeooo:rsid="00ac1dbd" officeooo:paragraph-rsid="00ac1dbd" style:font-size-asian="6pt" style:font-size-complex="6pt"/>
    </style:style>
    <style:style style:name="P1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6pt" officeooo:rsid="000d9867" officeooo:paragraph-rsid="0040751c" style:font-size-asian="6pt" style:font-size-complex="6pt"/>
    </style:style>
    <style:style style:name="P132" style:family="paragraph" style:parent-style-name="Standard" style:master-page-name="">
      <style:paragraph-properties style:page-number="auto"/>
      <style:text-properties fo:font-size="6pt" officeooo:rsid="001f9e31" officeooo:paragraph-rsid="00b6beed" style:font-size-asian="6pt" style:font-size-complex="6pt"/>
    </style:style>
    <style:style style:name="P133" style:family="paragraph" style:parent-style-name="Standard">
      <style:text-properties fo:font-size="6pt" officeooo:rsid="001f9e31" officeooo:paragraph-rsid="00b6beed" style:font-size-asian="6pt" style:font-size-complex="6pt"/>
    </style:style>
    <style:style style:name="P134" style:family="paragraph" style:parent-style-name="Standard">
      <style:text-properties fo:font-size="6pt" officeooo:rsid="001f9e31" officeooo:paragraph-rsid="00c3e269" style:font-size-asian="6pt" style:font-size-complex="6pt"/>
    </style:style>
    <style:style style:name="P135" style:family="paragraph" style:parent-style-name="Standard">
      <style:text-properties fo:font-size="6pt" officeooo:paragraph-rsid="00b6beed" style:font-size-asian="6pt" style:font-size-complex="6pt"/>
    </style:style>
    <style:style style:name="P136" style:family="paragraph" style:parent-style-name="Standard">
      <style:text-properties fo:font-size="6pt" officeooo:rsid="0020cdde" officeooo:paragraph-rsid="00b6beed" style:font-size-asian="6pt" style:font-size-complex="6pt"/>
    </style:style>
    <style:style style:name="P137" style:family="paragraph" style:parent-style-name="Standard">
      <style:text-properties fo:font-size="6pt" officeooo:rsid="00b6beed" officeooo:paragraph-rsid="00b6beed" style:font-size-asian="6pt" style:font-size-complex="6pt"/>
    </style:style>
    <style:style style:name="P138" style:family="paragraph" style:parent-style-name="Table_20_Contents">
      <style:text-properties fo:font-size="8pt" officeooo:rsid="003da2e9" officeooo:paragraph-rsid="00bb9062" style:font-size-asian="8pt" style:font-size-complex="8pt"/>
    </style:style>
    <style:style style:name="P139" style:family="paragraph" style:parent-style-name="Table_20_Contents">
      <style:text-properties fo:font-size="6pt" officeooo:rsid="00ba387f" officeooo:paragraph-rsid="00bb9062" style:font-size-asian="6pt" style:font-size-complex="6pt"/>
    </style:style>
    <style:style style:name="P140" style:family="paragraph" style:parent-style-name="Standard">
      <style:text-properties fo:font-size="6pt" officeooo:rsid="001f9e31" officeooo:paragraph-rsid="00bd28d1" style:font-size-asian="6pt" style:font-size-complex="6pt"/>
    </style:style>
    <style:style style:name="P141" style:family="paragraph" style:parent-style-name="Standard">
      <style:text-properties fo:font-size="6pt" officeooo:rsid="00bd28d1" officeooo:paragraph-rsid="00bd28d1" style:font-size-asian="6pt" style:font-size-complex="6pt"/>
    </style:style>
    <style:style style:name="P142" style:family="paragraph" style:parent-style-name="Standard">
      <style:text-properties fo:font-size="6pt" officeooo:rsid="00bd28d1" officeooo:paragraph-rsid="00c604d9" style:font-size-asian="6pt" style:font-size-complex="6pt"/>
    </style:style>
    <style:style style:name="P143" style:family="paragraph" style:parent-style-name="Standard">
      <style:text-properties fo:font-size="6pt" officeooo:rsid="001f9e31" officeooo:paragraph-rsid="00c604d9" style:font-size-asian="6pt" style:font-size-complex="6pt"/>
    </style:style>
    <style:style style:name="P144" style:family="paragraph" style:parent-style-name="Standard">
      <style:text-properties fo:font-size="6pt" officeooo:rsid="001f9e31" officeooo:paragraph-rsid="00c1fc6a" style:font-size-asian="6pt" style:font-size-complex="6pt"/>
    </style:style>
    <style:style style:name="P145" style:family="paragraph" style:parent-style-name="Standard">
      <style:text-properties fo:font-size="6pt" officeooo:rsid="000d9867" officeooo:paragraph-rsid="003cc97f" style:font-size-asian="6pt" style:font-size-complex="6pt"/>
    </style:style>
    <style:style style:name="P146" style:family="paragraph" style:parent-style-name="Standard" style:master-page-name="">
      <style:paragraph-properties style:page-number="auto"/>
      <style:text-properties fo:font-size="6pt" officeooo:paragraph-rsid="00b010d0" style:font-size-asian="6pt" style:font-size-complex="6pt"/>
    </style:style>
    <style:style style:name="P147" style:family="paragraph" style:parent-style-name="Standard" style:master-page-name="">
      <style:paragraph-properties style:page-number="auto"/>
      <style:text-properties fo:font-size="6pt" officeooo:paragraph-rsid="00b2400c" style:font-size-asian="6pt" style:font-size-complex="6pt"/>
    </style:style>
    <style:style style:name="T1" style:family="text">
      <style:text-properties officeooo:rsid="000f2151"/>
    </style:style>
    <style:style style:name="T2" style:family="text">
      <style:text-properties officeooo:rsid="00147f66"/>
    </style:style>
    <style:style style:name="T3" style:family="text">
      <style:text-properties officeooo:rsid="0094ef56"/>
    </style:style>
    <style:style style:name="T4" style:family="text">
      <style:text-properties officeooo:rsid="00133ec3"/>
    </style:style>
    <style:style style:name="T5" style:family="text">
      <style:text-properties officeooo:rsid="001353b5"/>
    </style:style>
    <style:style style:name="T6" style:family="text">
      <style:text-properties officeooo:rsid="008d4ab5"/>
    </style:style>
    <style:style style:name="T7" style:family="text">
      <style:text-properties officeooo:rsid="008b677d"/>
    </style:style>
    <style:style style:name="T8" style:family="text">
      <style:text-properties officeooo:rsid="00c7c6e8"/>
    </style:style>
    <style:style style:name="T9" style:family="text">
      <style:text-properties officeooo:rsid="00921dd0"/>
    </style:style>
    <style:style style:name="T10" style:family="text">
      <style:text-properties officeooo:rsid="00a251de"/>
    </style:style>
    <style:style style:name="T11" style:family="text">
      <style:text-properties officeooo:rsid="0051f3b7"/>
    </style:style>
    <style:style style:name="T12" style:family="text">
      <style:text-properties officeooo:rsid="000d9867"/>
    </style:style>
    <style:style style:name="T13" style:family="text">
      <style:text-properties officeooo:rsid="000eb9d5"/>
    </style:style>
    <style:style style:name="T14" style:family="text">
      <style:text-properties officeooo:rsid="0093c2ca"/>
    </style:style>
    <style:style style:name="T15" style:family="text">
      <style:text-properties officeooo:rsid="0085ae0d"/>
    </style:style>
    <style:style style:name="T16" style:family="text">
      <style:text-properties officeooo:rsid="007bc982"/>
    </style:style>
    <style:style style:name="T17" style:family="text">
      <style:text-properties officeooo:rsid="0079501b"/>
    </style:style>
    <style:style style:name="T18" style:family="text">
      <style:text-properties officeooo:rsid="00964055"/>
    </style:style>
    <style:style style:name="T19" style:family="text">
      <style:text-properties officeooo:rsid="007c8a2a"/>
    </style:style>
    <style:style style:name="T20" style:family="text">
      <style:text-properties officeooo:rsid="007e25c6"/>
    </style:style>
    <style:style style:name="T21" style:family="text">
      <style:text-properties officeooo:rsid="004f28f2"/>
    </style:style>
    <style:style style:name="T22" style:family="text">
      <style:text-properties officeooo:rsid="00814213"/>
    </style:style>
    <style:style style:name="T23" style:family="text">
      <style:text-properties officeooo:rsid="0050650d"/>
    </style:style>
    <style:style style:name="T24" style:family="text">
      <style:text-properties officeooo:rsid="001cdaa6"/>
    </style:style>
    <style:style style:name="T25" style:family="text">
      <style:text-properties officeooo:rsid="0086e0bd"/>
    </style:style>
    <style:style style:name="T26" style:family="text">
      <style:text-properties officeooo:rsid="00a44106"/>
    </style:style>
    <style:style style:name="T27" style:family="text">
      <style:text-properties officeooo:rsid="00a4c129"/>
    </style:style>
    <style:style style:name="T28" style:family="text">
      <style:text-properties fo:font-weight="bold" officeooo:rsid="0014428b" style:font-weight-asian="bold" style:font-weight-complex="bold"/>
    </style:style>
    <style:style style:name="T29" style:family="text">
      <style:text-properties officeooo:rsid="0014428b"/>
    </style:style>
    <style:style style:name="T30" style:family="text">
      <style:text-properties officeooo:rsid="00195be1"/>
    </style:style>
    <style:style style:name="T31" style:family="text">
      <style:text-properties officeooo:rsid="00af2888"/>
    </style:style>
    <style:style style:name="T32" style:family="text">
      <style:text-properties officeooo:rsid="00865ce4"/>
    </style:style>
    <style:style style:name="T33" style:family="text">
      <style:text-properties officeooo:rsid="00822a30"/>
    </style:style>
    <style:style style:name="T34" style:family="text">
      <style:text-properties officeooo:rsid="0089be02"/>
    </style:style>
    <style:style style:name="T35" style:family="text">
      <style:text-properties officeooo:rsid="00aff08b"/>
    </style:style>
    <style:style style:name="T36" style:family="text">
      <style:text-properties officeooo:rsid="001b532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1f3b7" style:font-weight-asian="bold" style:font-weight-complex="bold"/>
    </style:style>
    <style:style style:name="T39" style:family="text">
      <style:text-properties fo:font-weight="bold" officeooo:rsid="0054f65d" style:font-weight-asian="bold" style:font-weight-complex="bold"/>
    </style:style>
    <style:style style:name="T40" style:family="text">
      <style:text-properties officeooo:rsid="008a19a6"/>
    </style:style>
    <style:style style:name="T41" style:family="text">
      <style:text-properties officeooo:rsid="0017766c"/>
    </style:style>
    <style:style style:name="T42" style:family="text">
      <style:text-properties officeooo:rsid="0081bf37"/>
    </style:style>
    <style:style style:name="T43" style:family="text">
      <style:text-properties officeooo:rsid="008867db"/>
    </style:style>
    <style:style style:name="T44" style:family="text">
      <style:text-properties fo:font-weight="bold" officeooo:rsid="000f2151" style:font-weight-asian="bold" style:font-weight-complex="bold"/>
    </style:style>
    <style:style style:name="T45" style:family="text">
      <style:text-properties officeooo:rsid="00ce3932"/>
    </style:style>
    <style:style style:name="T46" style:family="text">
      <style:text-properties officeooo:rsid="00d5343c"/>
    </style:style>
    <style:style style:name="T47" style:family="text">
      <style:text-properties officeooo:rsid="00d0b802"/>
    </style:style>
    <style:style style:name="T48" style:family="text">
      <style:text-properties officeooo:rsid="000f283f"/>
    </style:style>
    <style:style style:name="T49" style:family="text">
      <style:text-properties fo:font-size="6pt" officeooo:rsid="000f2151" style:font-size-asian="6pt" style:font-size-complex="6pt"/>
    </style:style>
    <style:style style:name="T50" style:family="text">
      <style:text-properties fo:font-size="6pt" officeooo:rsid="000f283f" style:font-size-asian="6pt" style:font-size-complex="6pt"/>
    </style:style>
    <style:style style:name="T51" style:family="text">
      <style:text-properties fo:font-size="6pt" officeooo:rsid="00252f89" style:font-size-asian="6pt" style:font-size-complex="6pt"/>
    </style:style>
    <style:style style:name="T52" style:family="text">
      <style:text-properties fo:font-size="6pt" officeooo:rsid="000d9867" style:font-size-asian="6pt" style:font-size-complex="6pt"/>
    </style:style>
    <style:style style:name="T53" style:family="text">
      <style:text-properties fo:font-size="6pt" officeooo:rsid="0098274d" style:font-size-asian="6pt" style:font-size-complex="6pt"/>
    </style:style>
    <style:style style:name="T54" style:family="text">
      <style:text-properties officeooo:rsid="0047fabe"/>
    </style:style>
    <style:style style:name="T55" style:family="text">
      <style:text-properties officeooo:rsid="0025c32d"/>
    </style:style>
    <style:style style:name="T56" style:family="text">
      <style:text-properties officeooo:rsid="0046f818"/>
    </style:style>
    <style:style style:name="T57" style:family="text">
      <style:text-properties officeooo:rsid="0010d87a"/>
    </style:style>
    <style:style style:name="T58" style:family="text">
      <style:text-properties officeooo:rsid="009911ab"/>
    </style:style>
    <style:style style:name="T59" style:family="text">
      <style:text-properties officeooo:rsid="0099c75a"/>
    </style:style>
    <style:style style:name="T60" style:family="text">
      <style:text-properties officeooo:rsid="0028f18f"/>
    </style:style>
    <style:style style:name="T61" style:family="text">
      <style:text-properties officeooo:rsid="002c520d"/>
    </style:style>
    <style:style style:name="T62" style:family="text">
      <style:text-properties officeooo:rsid="004c97a4"/>
    </style:style>
    <style:style style:name="T63" style:family="text">
      <style:text-properties officeooo:rsid="00996c8c"/>
    </style:style>
    <style:style style:name="T64" style:family="text">
      <style:text-properties officeooo:rsid="00d58414"/>
    </style:style>
    <style:style style:name="T65" style:family="text">
      <style:text-properties fo:font-weight="normal" officeooo:rsid="00ce3932" style:font-weight-asian="normal" style:font-weight-complex="normal"/>
    </style:style>
    <style:style style:name="T66" style:family="text">
      <style:text-properties fo:font-weight="normal" officeooo:rsid="00d0b802" style:font-weight-asian="normal" style:font-weight-complex="normal"/>
    </style:style>
    <style:style style:name="T67" style:family="text">
      <style:text-properties officeooo:rsid="00133100"/>
    </style:style>
    <style:style style:name="T68" style:family="text">
      <style:text-properties officeooo:rsid="00471cc9"/>
    </style:style>
    <style:style style:name="T69" style:family="text">
      <style:text-properties officeooo:rsid="009bbc4d"/>
    </style:style>
    <style:style style:name="T70" style:family="text">
      <style:text-properties fo:font-style="normal" officeooo:rsid="00471cc9" style:font-style-asian="normal" style:font-style-complex="normal"/>
    </style:style>
    <style:style style:name="T71" style:family="text">
      <style:text-properties fo:font-style="normal" officeooo:rsid="0098274d" style:font-style-asian="normal" style:font-style-complex="normal"/>
    </style:style>
    <style:style style:name="T72" style:family="text">
      <style:text-properties fo:font-style="normal" officeooo:rsid="002c520d" style:font-style-asian="normal" style:font-style-complex="normal"/>
    </style:style>
    <style:style style:name="T73" style:family="text">
      <style:text-properties fo:font-style="normal" officeooo:rsid="004c97a4" style:font-style-asian="normal" style:font-style-complex="normal"/>
    </style:style>
    <style:style style:name="T74" style:family="text">
      <style:text-properties fo:font-style="normal" officeooo:rsid="00a527ac" style:font-style-asian="normal" style:font-style-complex="normal"/>
    </style:style>
    <style:style style:name="T75" style:family="text">
      <style:text-properties fo:font-style="normal" officeooo:rsid="00d5343c" style:font-style-asian="normal" style:font-style-complex="normal"/>
    </style:style>
    <style:style style:name="T76" style:family="text">
      <style:text-properties fo:font-style="normal" officeooo:rsid="00d58414" style:font-style-asian="normal" style:font-style-complex="normal"/>
    </style:style>
    <style:style style:name="T77" style:family="text">
      <style:text-properties fo:font-style="normal" officeooo:rsid="00d24944" style:font-style-asian="normal" style:font-style-complex="normal"/>
    </style:style>
    <style:style style:name="T78" style:family="text">
      <style:text-properties fo:font-style="normal" officeooo:rsid="00d4961c" style:font-style-asian="normal" style:font-style-complex="normal"/>
    </style:style>
    <style:style style:name="T79" style:family="text">
      <style:text-properties fo:font-style="normal" officeooo:rsid="00d5ea14" style:font-style-asian="normal" style:font-style-complex="normal"/>
    </style:style>
    <style:style style:name="T80" style:family="text">
      <style:text-properties officeooo:rsid="009cd3bf"/>
    </style:style>
    <style:style style:name="T81" style:family="text">
      <style:text-properties officeooo:rsid="0098274d"/>
    </style:style>
    <style:style style:name="T82" style:family="text">
      <style:text-properties officeooo:rsid="001dc8bc"/>
    </style:style>
    <style:style style:name="T83" style:family="text">
      <style:text-properties officeooo:rsid="00d24944"/>
    </style:style>
    <style:style style:name="T84" style:family="text">
      <style:text-properties officeooo:rsid="00d5ea14"/>
    </style:style>
    <style:style style:name="T85" style:family="text">
      <style:text-properties officeooo:rsid="0055688d"/>
    </style:style>
    <style:style style:name="T86" style:family="text">
      <style:text-properties officeooo:rsid="00a69f50"/>
    </style:style>
    <style:style style:name="T87" style:family="text">
      <style:text-properties officeooo:rsid="0075d0a4"/>
    </style:style>
    <style:style style:name="T88" style:family="text">
      <style:text-properties officeooo:rsid="00a527ac"/>
    </style:style>
    <style:style style:name="T89" style:family="text">
      <style:text-properties fo:font-style="normal" officeooo:rsid="0047fabe" style:font-style-asian="normal" style:font-style-complex="normal"/>
    </style:style>
    <style:style style:name="T90" style:family="text">
      <style:text-properties officeooo:rsid="009a907f"/>
    </style:style>
    <style:style style:name="T91" style:family="text">
      <style:text-properties fo:font-style="normal" officeooo:rsid="00746bf3" style:font-style-asian="normal" style:font-style-complex="normal"/>
    </style:style>
    <style:style style:name="T92" style:family="text">
      <style:text-properties fo:font-style="normal" officeooo:rsid="001cdaa6" style:font-style-asian="normal" style:font-style-complex="normal"/>
    </style:style>
    <style:style style:name="T93" style:family="text">
      <style:text-properties fo:font-style="normal" officeooo:rsid="00a44106" style:font-style-asian="normal" style:font-style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79501b" style:font-style-asian="normal" style:font-style-complex="normal"/>
    </style:style>
    <style:style style:name="T96" style:family="text">
      <style:text-properties fo:font-style="normal" officeooo:rsid="009a907f" style:font-style-asian="normal" style:font-style-complex="normal"/>
    </style:style>
    <style:style style:name="T97" style:family="text">
      <style:text-properties fo:background-color="transparent" loext:char-shading-value="0"/>
    </style:style>
    <style:style style:name="T98" style:family="text">
      <style:text-properties officeooo:rsid="006fd7fb" fo:background-color="transparent" loext:char-shading-value="0"/>
    </style:style>
    <style:style style:name="T99" style:family="text">
      <style:text-properties officeooo:rsid="0039c205"/>
    </style:style>
    <style:style style:name="T100" style:family="text">
      <style:text-properties officeooo:rsid="006e4f78" fo:background-color="transparent" loext:char-shading-value="0"/>
    </style:style>
    <style:style style:name="T101" style:family="text">
      <style:text-properties officeooo:rsid="006fd7fb"/>
    </style:style>
    <style:style style:name="T102" style:family="text">
      <style:text-properties officeooo:rsid="00781e67"/>
    </style:style>
    <style:style style:name="T103" style:family="text">
      <style:text-properties officeooo:rsid="00d4961c"/>
    </style:style>
    <style:style style:name="T104" style:family="text">
      <style:text-properties officeooo:rsid="0020836f"/>
    </style:style>
    <style:style style:name="T105" style:family="text">
      <style:text-properties officeooo:rsid="0040751c"/>
    </style:style>
    <style:style style:name="T106" style:family="text">
      <style:text-properties officeooo:rsid="003de3f7"/>
    </style:style>
    <style:style style:name="T107" style:family="text">
      <style:text-properties officeooo:rsid="009eeb14"/>
    </style:style>
    <style:style style:name="T108" style:family="text">
      <style:text-properties officeooo:rsid="009ec20b"/>
    </style:style>
    <style:style style:name="T109" style:family="text">
      <style:text-properties officeooo:rsid="003da2e9"/>
    </style:style>
    <style:style style:name="T110" style:family="text">
      <style:text-properties officeooo:rsid="009d7463"/>
    </style:style>
    <style:style style:name="T111" style:family="text">
      <style:text-properties officeooo:rsid="003fbb17"/>
    </style:style>
    <style:style style:name="T112" style:family="text">
      <style:text-properties officeooo:rsid="004e82c4"/>
    </style:style>
    <style:style style:name="T113" style:family="text">
      <style:text-properties officeooo:rsid="0027e0ac"/>
    </style:style>
    <style:style style:name="T114" style:family="text">
      <style:text-properties officeooo:rsid="0030efb4"/>
    </style:style>
    <style:style style:name="T115" style:family="text">
      <style:text-properties officeooo:rsid="00241df3"/>
    </style:style>
    <style:style style:name="T116" style:family="text">
      <style:text-properties officeooo:rsid="0021f832"/>
    </style:style>
    <style:style style:name="T117" style:family="text">
      <style:text-properties officeooo:rsid="00d9dc19"/>
    </style:style>
    <style:style style:name="T118" style:family="text">
      <style:text-properties officeooo:rsid="005b9485"/>
    </style:style>
    <style:style style:name="T119" style:family="text">
      <style:text-properties officeooo:rsid="0022d3f7"/>
    </style:style>
    <style:style style:name="T120" style:family="text">
      <style:text-properties fo:font-family="Arial" style:font-family-generic="roman" style:font-pitch="variable" fo:language="de" fo:country="DE"/>
    </style:style>
    <style:style style:name="T121" style:family="text">
      <style:text-properties fo:font-family="Arial" style:font-family-generic="roman" style:font-pitch="variable" fo:language="de" fo:country="DE" officeooo:rsid="0025c32d"/>
    </style:style>
    <style:style style:name="T122" style:family="text">
      <style:text-properties officeooo:rsid="002a8f52"/>
    </style:style>
    <style:style style:name="T123" style:family="text">
      <style:text-properties officeooo:rsid="0026ad7a"/>
    </style:style>
    <style:style style:name="T124" style:family="text">
      <style:text-properties officeooo:rsid="00dbae8a"/>
    </style:style>
    <style:style style:name="T125" style:family="text">
      <style:text-properties officeooo:rsid="0028f5cb"/>
    </style:style>
    <style:style style:name="T126" style:family="text">
      <style:text-properties officeooo:rsid="006852d5"/>
    </style:style>
    <style:style style:name="T127" style:family="text">
      <style:text-properties officeooo:rsid="006acfe4"/>
    </style:style>
    <style:style style:name="T128" style:family="text">
      <style:text-properties officeooo:rsid="00662bb9"/>
    </style:style>
    <style:style style:name="T129" style:family="text">
      <style:text-properties officeooo:rsid="0072d184"/>
    </style:style>
    <style:style style:name="T130" style:family="text">
      <style:text-properties officeooo:rsid="006c5b1d"/>
    </style:style>
    <style:style style:name="T131" style:family="text">
      <style:text-properties officeooo:rsid="0064d27f"/>
    </style:style>
    <style:style style:name="T132" style:family="text">
      <style:text-properties officeooo:rsid="006489fa"/>
    </style:style>
    <style:style style:name="T133" style:family="text">
      <style:text-properties fo:font-style="normal" officeooo:rsid="00bea491" style:font-style-asian="normal" style:font-style-complex="normal"/>
    </style:style>
    <style:style style:name="T134" style:family="text">
      <style:text-properties fo:font-style="normal" officeooo:rsid="00c1b1b7" style:font-style-asian="normal" style:font-style-complex="normal"/>
    </style:style>
    <style:style style:name="T135" style:family="text">
      <style:text-properties fo:font-style="normal" officeooo:rsid="00c0597c" style:font-style-asian="normal" style:font-style-complex="normal"/>
    </style:style>
    <style:style style:name="T136" style:family="text">
      <style:text-properties fo:font-style="normal" officeooo:rsid="00133100" style:font-style-asian="normal" style:font-style-complex="normal"/>
    </style:style>
    <style:style style:name="T137" style:family="text">
      <style:text-properties fo:font-style="normal" officeooo:rsid="00732843" style:font-style-asian="normal" style:font-style-complex="normal"/>
    </style:style>
    <style:style style:name="T138" style:family="text">
      <style:text-properties fo:font-style="normal" officeooo:rsid="00c173df" style:font-style-asian="normal" style:font-style-complex="normal"/>
    </style:style>
    <style:style style:name="T139" style:family="text">
      <style:text-properties fo:font-style="normal" officeooo:rsid="00c1fc6a" style:font-style-asian="normal" style:font-style-complex="normal"/>
    </style:style>
    <style:style style:name="T140" style:family="text">
      <style:text-properties fo:font-style="normal" officeooo:rsid="00c228d0" style:font-style-asian="normal" style:font-style-complex="normal"/>
    </style:style>
    <style:style style:name="T141" style:family="text">
      <style:text-properties officeooo:rsid="00c228d0"/>
    </style:style>
    <style:style style:name="T142" style:family="text">
      <style:text-properties officeooo:rsid="00732843"/>
    </style:style>
    <style:style style:name="T143" style:family="text">
      <style:text-properties officeooo:rsid="005c7809"/>
    </style:style>
    <style:style style:name="T144" style:family="text">
      <style:text-properties officeooo:rsid="00746bf3"/>
    </style:style>
    <style:style style:name="T145" style:family="text">
      <style:text-properties officeooo:rsid="0057384a" fo:background-color="transparent" loext:char-shading-value="0"/>
    </style:style>
    <style:style style:name="T146" style:family="text">
      <style:text-properties officeooo:rsid="0039c205" fo:background-color="transparent" loext:char-shading-value="0"/>
    </style:style>
    <style:style style:name="T147" style:family="text">
      <style:text-properties officeooo:rsid="006c5b1d" fo:background-color="transparent" loext:char-shading-value="0"/>
    </style:style>
    <style:style style:name="T148" style:family="text">
      <style:text-properties officeooo:rsid="0075c856"/>
    </style:style>
    <style:style style:name="T149" style:family="text">
      <style:text-properties officeooo:rsid="0071b1fc"/>
    </style:style>
    <style:style style:name="T150" style:family="text">
      <style:text-properties officeooo:rsid="0036648e"/>
    </style:style>
    <style:style style:name="T151" style:family="text">
      <style:text-properties officeooo:rsid="00680a2e"/>
    </style:style>
    <style:style style:name="T152" style:family="text">
      <style:text-properties officeooo:rsid="0028af24"/>
    </style:style>
    <style:style style:name="T153" style:family="text">
      <style:text-properties officeooo:rsid="005e725b"/>
    </style:style>
    <style:style style:name="T154" style:family="text">
      <style:text-properties officeooo:rsid="0028aa41"/>
    </style:style>
    <style:style style:name="T155" style:family="text">
      <style:text-properties officeooo:rsid="00688eef"/>
    </style:style>
    <style:style style:name="T156" style:family="text">
      <style:text-properties officeooo:rsid="005e8cf9"/>
    </style:style>
    <style:style style:name="T157" style:family="text">
      <style:text-properties officeooo:rsid="004a888a"/>
    </style:style>
    <style:style style:name="T158" style:family="text">
      <style:text-properties officeooo:rsid="002ecc96"/>
    </style:style>
    <style:style style:name="T159" style:family="text">
      <style:text-properties officeooo:rsid="003cc97f"/>
    </style:style>
    <style:style style:name="T160" style:family="text">
      <style:text-properties officeooo:rsid="00ac1dbd"/>
    </style:style>
    <style:style style:name="T161" style:family="text">
      <style:text-properties fo:font-size="6pt" officeooo:rsid="006852d5" style:font-size-asian="6pt" style:font-size-complex="6pt"/>
    </style:style>
    <style:style style:name="T162" style:family="text">
      <style:text-properties fo:font-size="6pt" officeooo:rsid="0028f18f" style:font-size-asian="6pt" style:font-size-complex="6pt"/>
    </style:style>
    <style:style style:name="T163" style:family="text">
      <style:text-properties fo:font-size="6pt" officeooo:rsid="00ba387f" style:font-size-asian="6pt" style:font-size-complex="6pt"/>
    </style:style>
    <style:style style:name="T164" style:family="text">
      <style:text-properties fo:font-size="6pt" officeooo:rsid="002c520d" style:font-size-asian="6pt" style:font-size-complex="6pt"/>
    </style:style>
    <style:style style:name="T165" style:family="text">
      <style:text-properties fo:font-size="6pt" officeooo:rsid="006e4f78" style:font-size-asian="6pt" style:font-size-complex="6pt"/>
    </style:style>
    <style:style style:name="T166" style:family="text">
      <style:text-properties fo:font-size="6pt" style:font-size-asian="6pt" style:font-size-complex="6pt"/>
    </style:style>
    <style:style style:name="T167" style:family="text">
      <style:text-properties officeooo:rsid="003de3f7" fo:background-color="transparent" loext:char-shading-value="0"/>
    </style:style>
    <style:style style:name="T168" style:family="text">
      <style:text-properties officeooo:rsid="00aa5018" fo:background-color="transparent" loext:char-shading-value="0"/>
    </style:style>
    <style:style style:name="T169" style:family="text">
      <style:text-properties officeooo:rsid="003da2e9" fo:background-color="transparent" loext:char-shading-value="0"/>
    </style:style>
    <style:style style:name="T170" style:family="text">
      <style:text-properties officeooo:rsid="002c520d" fo:background-color="transparent" loext:char-shading-value="0"/>
    </style:style>
    <style:style style:name="T171" style:family="text">
      <style:text-properties officeooo:rsid="00a9de71" fo:background-color="transparent" loext:char-shading-value="0"/>
    </style:style>
    <style:style style:name="T172" style:family="text">
      <style:text-properties officeooo:rsid="00a6cd1f"/>
    </style:style>
    <style:style style:name="T173" style:family="text">
      <style:text-properties officeooo:rsid="0030a22c"/>
    </style:style>
    <style:style style:name="T174" style:family="text">
      <style:text-properties officeooo:rsid="00aa5018"/>
    </style:style>
    <style:style style:name="T175" style:family="text">
      <style:text-properties officeooo:rsid="00a74f34"/>
    </style:style>
    <style:style style:name="T176" style:family="text">
      <style:text-properties officeooo:rsid="00aa994e"/>
    </style:style>
    <style:style style:name="T177" style:family="text">
      <style:text-properties fo:font-style="normal" officeooo:rsid="00ac1dbd" style:font-style-asian="normal" style:font-style-complex="normal"/>
    </style:style>
    <style:style style:name="T178" style:family="text">
      <style:text-properties officeooo:rsid="00a920b5"/>
    </style:style>
    <style:style style:name="T179" style:family="text">
      <style:text-properties officeooo:rsid="00a7c928"/>
    </style:style>
    <style:style style:name="T180" style:family="text">
      <style:text-properties officeooo:rsid="00274dcc"/>
    </style:style>
    <style:style style:name="T181" style:family="text">
      <style:text-properties officeooo:rsid="00b2400c"/>
    </style:style>
    <style:style style:name="T182" style:family="text">
      <style:text-properties officeooo:rsid="00c3e269"/>
    </style:style>
    <style:style style:name="T183" style:family="text">
      <style:text-properties officeooo:rsid="00bea491"/>
    </style:style>
    <style:style style:name="T184" style:family="text">
      <style:text-properties officeooo:rsid="00c2ce4c"/>
    </style:style>
    <style:style style:name="T185" style:family="text">
      <style:text-properties officeooo:rsid="001f9e31"/>
    </style:style>
    <style:style style:name="T186" style:family="text">
      <style:text-properties officeooo:rsid="00b010d0"/>
    </style:style>
    <style:style style:name="T187" style:family="text">
      <style:text-properties officeooo:rsid="00b0fe1c"/>
    </style:style>
    <style:style style:name="T188" style:family="text">
      <style:text-properties fo:font-size="6pt" officeooo:rsid="00bb9062" style:font-size-asian="6pt" style:font-size-complex="6pt"/>
    </style:style>
    <style:style style:name="T189" style:family="text">
      <style:text-properties officeooo:rsid="00bd28d1"/>
    </style:style>
    <style:style style:name="T190" style:family="text">
      <style:text-properties officeooo:rsid="00c604d9"/>
    </style:style>
    <style:style style:name="T191" style:family="text">
      <style:text-properties officeooo:rsid="00c47d49"/>
    </style:style>
    <style:style style:name="T192" style:family="text">
      <style:text-properties officeooo:rsid="00c1b1b7"/>
    </style:style>
    <style:style style:name="T193" style:family="text">
      <style:text-properties officeooo:rsid="00c0597c"/>
    </style:style>
    <style:style style:name="T194" style:family="text">
      <style:text-properties officeooo:rsid="00c6182c"/>
    </style:style>
    <style:style style:name="T195" style:family="text">
      <style:text-properties officeooo:rsid="00c173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Scene Editor <text:span text:style-name="T1">(rename to „Main Editor“)</text:span></text:p>
            <text:p text:style-name="P1"/>
            <text:p text:style-name="P2">Scenes</text:p>
            <text:p text:style-name="P1">[…]</text:p>
            <text:p text:style-name="P1">|&lt;<text:span text:style-name="T2">ListView&gt;</text:span>--------------------------------------------------------|<text:line-break/>| <text:s/>{DefaultImageOfScene1} &lt;nameOfScene1&gt;<text:tab/>|</text:p>
            <text:p text:style-name="P1">| <text:s/>{DefaultImageOfScene2} &lt;nameOfScene2&gt;<text:tab/>|<text:line-break/>| <text:s/>{DefaultImageOfScene_n} &lt;nameOfScene_n&gt;<text:tab/>|</text:p>
            <text:p text:style-name="P1">|----------------------------------------------------------------------<text:tab/>|</text:p>
            <text:p text:style-name="P3">[<text:span text:style-name="T3">Open</text:span>] [<text:span text:style-name="T4">N</text:span>ew] [Edit]<text:span text:style-name="T5"> </text:span>[<text:span text:style-name="T6">Copy</text:span>]<text:span text:style-name="T5"> </text:span>[Delete] </text:p>
            <text:p text:style-name="P1"/>
            <text:p text:style-name="P2">Items</text:p>
            <text:p text:style-name="P4">[…]</text:p>
            <text:p text:style-name="P5">|&lt;<text:span text:style-name="T2">ListView&gt;</text:span>--------------------------------------------------------|<text:line-break/>| <text:s/>{DefaultImageOfItem1} &lt;nameOfItem1&gt;<text:tab/><text:tab/>|</text:p>
            <text:p text:style-name="P1">| <text:s/>{DefaultImageOfItem2} &lt;nameOfItem2&gt;<text:tab/><text:tab/>|<text:line-break/>| <text:s/>{DefaultImageOfItem_n} &lt;nameOfItem_n&gt;<text:tab/>|</text:p>
            <text:p text:style-name="P1">|----------------------------------------------------------------------<text:tab/>|</text:p>
            <text:p text:style-name="P6">[<text:span text:style-name="T4">N</text:span>ew] [Edit] <text:span text:style-name="T5">[Actions] </text:span>[<text:span text:style-name="T6">Copy</text:span>]<text:span text:style-name="T5"> </text:span>[Delete]</text:p>
            <text:p text:style-name="P1"/>
            <text:p text:style-name="P7">Charakters</text:p>
            <text:p text:style-name="P6">[…]</text:p>
            <text:p text:style-name="P6">|&lt;<text:span text:style-name="T2">ListView&gt;</text:span>--------------------------------------------------------|<text:line-break/>| <text:s/>{DefaultImageOfCharacter1} &lt;nameOfCharacter1&gt;<text:tab/>|</text:p>
            <text:p text:style-name="P6">| <text:s/>{DefaultImageOfCharacter2} &lt;nameOfCharacter2&gt;<text:tab/>|<text:line-break/>| <text:s/>{DefaultImageOfCharacter_n} &lt;nameOfCharacter_n&gt;<text:tab/>|</text:p>
            <text:p text:style-name="P6">|----------------------------------------------------------------------<text:tab/>|</text:p>
            <text:p text:style-name="P3">[<text:span text:style-name="T2">N</text:span>ew] [Edit]<text:span text:style-name="T5"> </text:span>[<text:span text:style-name="T6">Copy</text:span>]<text:span text:style-name="T5"> </text:span>[Delete]</text:p>
            <text:p text:style-name="P6"/>
            <text:p text:style-name="P8">KeyAreas</text:p>
            <text:p text:style-name="P4">[…]</text:p>
            <text:p text:style-name="P9">|&lt;<text:span text:style-name="T2">ListView&gt;</text:span>--------------------------------------------------------|<text:line-break/>| <text:s/>{<text:span text:style-name="T7">Name</text:span>Of<text:span text:style-name="T7">KeyArea</text:span>1}<text:tab/> <text:s text:c="46"/>|</text:p>
            <text:p text:style-name="P9">| <text:s/>{<text:span text:style-name="T7">Name</text:span>Of<text:span text:style-name="T7">KeyArea2</text:span>} <text:tab/> <text:s text:c="46"/>|<text:line-break/>| <text:s/>{<text:span text:style-name="T7">Name</text:span>Of<text:span text:style-name="T7">KeyArea</text:span>_n} <text:tab/> <text:s text:c="46"/>|</text:p>
            <text:p text:style-name="P1">|----------------------------------------------------------------------<text:tab/>|</text:p>
            <text:p text:style-name="P3">[<text:span text:style-name="T2">N</text:span>ew] [Edit]<text:span text:style-name="T5"> </text:span>[<text:span text:style-name="T6">Copy</text:span>]<text:span text:style-name="T5"> </text:span>[Delete]</text:p>
            <text:p text:style-name="P3"/>
            <text:p text:style-name="P1"/>
            <text:p text:style-name="P10">Dialogs</text:p>
            <text:p text:style-name="P11">[…]</text:p>
            <text:p text:style-name="P11">|&lt;<text:span text:style-name="T2">ListView&gt;</text:span>--------------------------------------------------------|<text:line-break/>| <text:s/>{DefaultImageOfCharacter1} &lt;nameOfCharacter1&gt;<text:tab/>|</text:p>
            <text:p text:style-name="P11">| <text:s/>{DefaultImageOfCharacter2} &lt;nameOfCharacter2&gt;<text:tab/>|<text:line-break/>| <text:s/>{DefaultImageOfCharacter_n} &lt;nameOfCharacter_n&gt;<text:tab/>|</text:p>
            <text:p text:style-name="P11">|----------------------------------------------------------------------<text:tab/>|</text:p>
            <text:p text:style-name="P3">[<text:span text:style-name="T2">N</text:span>ew] [Edit]<text:span text:style-name="T5"> </text:span>[<text:span text:style-name="T6">Copy</text:span>]<text:span text:style-name="T5"> </text:span>[Delete]</text:p>
            <text:p text:style-name="P1"/>
            <text:p text:style-name="P1">[<text:span text:style-name="T8">Conditions Manager</text:span>]</text:p>
            <text:p text:style-name="P1">[<text:span text:style-name="T8">Button Manager</text:span>]</text:p>
            <text:p text:style-name="P1">[<text:span text:style-name="T8">Image Manager</text:span>]</text:p>
            <text:p text:style-name="P1">[ ### ]</text:p>
            <text:p text:style-name="P1">[ ### ]</text:p>
            <text:p text:style-name="P1">[ ### ]</text:p>
          </table:table-cell>
          <table:table-cell table:style-name="Tabelle1.B1" office:value-type="string">
            <text:p text:style-name="P12">Every Change that is made in this Editor will be stored <text:span text:style-name="T9">in</text:span> the /resources/&lt;category&gt;/&lt;nameOfDefaultFile<text:span text:style-name="T10">ForCategory</text:span>&gt;.txt <text:span text:style-name="T9">files.</text:span></text:p>
            <text:p text:style-name="P13"/>
            <text:p text:style-name="P14">Scenes</text:p>
            <text:p text:style-name="P15">[…] → <text:span text:style-name="T11">C</text:span>ollapses ListView.</text:p>
            <text:p text:style-name="P16"><text:span text:style-name="T12">[</text:span><text:span text:style-name="T13">Load</text:span><text:span text:style-name="T12">]</text:span>→ <text:span text:style-name="T11">Loads</text:span> <text:span text:style-name="T11">the</text:span> default Values <text:span text:style-name="T11">of the </text:span><text:span text:style-name="T3">selected</text:span> Scene <text:span text:style-name="T14">from the</text:span><text:span text:style-name="T15"> /resources/scenes/&lt;</text:span><text:span text:style-name="T16">nameOf</text:span><text:span text:style-name="T15">Scene</text:span><text:span text:style-name="T16">&gt;.txt</text:span> <text:span text:style-name="T14">to</text:span> <text:span text:style-name="T11">the</text:span> <text:span text:style-name="T11">Editors </text:span><text:span text:style-name="T3">and to the Main Window and opens the Scene for editing</text:span><text:span text:style-name="T11">.</text:span></text:p>
            <text:p text:style-name="P17">[<text:span text:style-name="T5">N</text:span>ew] → <text:span text:style-name="T11">Creates </text:span><text:span text:style-name="T17">a </text:span><text:span text:style-name="T11">new</text:span><text:span text:style-name="T1"> Scene </text:span><text:span text:style-name="T15">file </text:span><text:span text:style-name="T18">in the</text:span><text:span text:style-name="T15"> /resources/scenes/ </text:span><text:span text:style-name="T18">directory and adds it to the ListView</text:span><text:span text:style-name="T1">. </text:span><text:span text:style-name="T19">(Promtp: {inputField &lt;</text:span><text:span text:style-name="T20">N</text:span><text:span text:style-name="T19">ame&gt;})</text:span></text:p>
            <text:p text:style-name="P18">[Edit]→ <text:span text:style-name="T21">Opens</text:span><text:span text:style-name="T1"> Scene Editor.</text:span></text:p>
            <text:p text:style-name="P19">[<text:span text:style-name="T22">Copy</text:span>] → <text:span text:style-name="T23">Copies</text:span><text:span text:style-name="T5"> </text:span><text:span text:style-name="T17">selected</text:span><text:span text:style-name="T5"> Scene </text:span><text:span text:style-name="T16">file /charakters/&lt;nameOfScene_copy&gt;.txt and adds it to the Listview</text:span><text:span text:style-name="T1">.</text:span></text:p>
            <text:p text:style-name="P20">[Delete] → <text:span text:style-name="T21">Deletes </text:span><text:span text:style-name="T7">the </text:span><text:span text:style-name="T21">selected</text:span><text:span text:style-name="T24"> Scene </text:span><text:span text:style-name="T16">&lt;nameOfScene&gt;.txt file </text:span><text:span text:style-name="T7">in the </text:span><text:span text:style-name="T16">/</text:span><text:span text:style-name="T7">scenes</text:span><text:span text:style-name="T16">/ </text:span><text:span text:style-name="T7">directory</text:span><text:span text:style-name="T16"> and </text:span><text:span text:style-name="T25">removes</text:span><text:span text:style-name="T16"> it </text:span><text:span text:style-name="T25">from</text:span><text:span text:style-name="T16"> the Listview</text:span><text:span text:style-name="T1">. </text:span><text:span text:style-name="T24">(Alert </text:span><text:span text:style-name="T21">Yes</text:span><text:span text:style-name="T24">/N</text:span><text:span text:style-name="T21">o</text:span><text:span text:style-name="T24">). </text:span><text:span text:style-name="T26">Before deleting a</text:span> check of all /resources/&lt;category&gt;/&lt;name&gt;.txt files must be run for references and references must be <text:span text:style-name="T17">deleted</text:span> if found. <text:span text:style-name="T26">If references are found a warning with a ListView of all </text:span><text:span text:style-name="T27">files</text:span><text:span text:style-name="T26"> that hold a reference will be show. „Found multiple references to this entry! Do you want to delete it anyway? [Yes] [No]“</text:span></text:p>
            <text:p text:style-name="P21"/>
            <text:p text:style-name="P22"><text:span text:style-name="T28">Items</text:span><text:span text:style-name="T29"> </text:span><text:span text:style-name="T30">(</text:span><text:span text:style-name="T29">Item</text:span><text:span text:style-name="T30"> </text:span><text:span text:style-name="T11">inherits all functions of</text:span><text:span text:style-name="T30"> </text:span><text:span text:style-name="T31">KeyArea</text:span><text:span text:style-name="T30">)</text:span></text:p>
            <text:p text:style-name="P15">[…] → <text:span text:style-name="T32">C</text:span>ollapses ListView.</text:p>
            <text:p text:style-name="P23">[<text:span text:style-name="T5">N</text:span>ew] → <text:span text:style-name="T21">Creates</text:span><text:span text:style-name="T1"> </text:span><text:span text:style-name="T21">new</text:span><text:span text:style-name="T1"> </text:span><text:span text:style-name="T29">Item </text:span><text:span text:style-name="T16">file /charakters/&lt;nameOfItem&gt;.txt and adds it to the Listview. </text:span><text:span text:style-name="T32">At the same time it writes a reference to the </text:span><text:span text:style-name="T15">scenes/&lt;</text:span><text:span text:style-name="T16">nameOf</text:span><text:span text:style-name="T15">Scene</text:span><text:span text:style-name="T16">&gt;.txt</text:span><text:span text:style-name="T1">. </text:span><text:span text:style-name="T19">(Promtp: {inputField &lt;</text:span><text:span text:style-name="T20">N</text:span><text:span text:style-name="T19">ame&gt;})</text:span></text:p>
            <text:p text:style-name="P18">[<text:span text:style-name="T5">Actions</text:span>] → <text:span text:style-name="T21">Opens</text:span><text:span text:style-name="T2"> Item Action Editor.</text:span></text:p>
            <text:p text:style-name="P18">[Edit]→ <text:span text:style-name="T21">Opens</text:span><text:span text:style-name="T1"> </text:span><text:span text:style-name="T29">Item</text:span><text:span text:style-name="T1"> Editor.</text:span></text:p>
            <text:p text:style-name="P24">[<text:span text:style-name="T22">Copy</text:span>] → <text:span text:style-name="T23">Copies</text:span><text:span text:style-name="T21"> selected</text:span><text:span text:style-name="T24"> </text:span><text:span text:style-name="T29">Item</text:span><text:span text:style-name="T5"> </text:span><text:span text:style-name="T16">file /charakters/&lt;nameOfScene_copy&gt;.txt and adds it to the </text:span><text:span text:style-name="T33">ListView. <text:s/></text:span><text:span text:style-name="T32">At the </text:span><text:span text:style-name="T34">same</text:span><text:span text:style-name="T32"> time it writes a &lt;</text:span><text:span text:style-name="T35">nameOfItem&gt; </text:span><text:span text:style-name="T32">reference to the </text:span><text:span text:style-name="T15">scenes/&lt;</text:span><text:span text:style-name="T16">nameOf</text:span><text:span text:style-name="T15">Scene</text:span><text:span text:style-name="T16">&gt;.txt </text:span><text:span text:style-name="T35">under the #Items tag.</text:span></text:p>
            <text:p text:style-name="P25">[Delete] → <text:span text:style-name="T21">Deletes </text:span><text:span text:style-name="T7">the </text:span><text:span text:style-name="T21">selected</text:span><text:span text:style-name="T24"> </text:span><text:span text:style-name="T29">Item</text:span><text:span text:style-name="T36"> </text:span><text:span text:style-name="T7">file </text:span><text:span text:style-name="T16">&lt;nameOf</text:span><text:span text:style-name="T7">Item</text:span><text:span text:style-name="T16">&gt;.txt</text:span><text:span text:style-name="T7"> in the /resources/items/ directory</text:span><text:span text:style-name="T29"> </text:span><text:span text:style-name="T25">and Removes it from the ListView</text:span><text:span text:style-name="T24">. (Alert </text:span><text:span text:style-name="T21">Yes</text:span><text:span text:style-name="T24">/N</text:span><text:span text:style-name="T21">o</text:span><text:span text:style-name="T24">). </text:span><text:span text:style-name="T26">Before deleting a</text:span> check of all /resources/&lt;category&gt;/&lt;name&gt;.txt files must be run for references and references must be <text:span text:style-name="T17">deleted</text:span> if found. <text:span text:style-name="T26">If references are found a warning with a ListView of all Categories that hold a reference will be show. „Found multiple references to this entry! Do you want to delete it anyway? [Yes] [No]“</text:span></text:p>
            <text:p text:style-name="P4"/>
            <text:p text:style-name="P26"><text:span text:style-name="T37">Chara</text:span><text:span text:style-name="T38">c</text:span><text:span text:style-name="T37">ter</text:span><text:span text:style-name="T39">s</text:span> <text:span text:style-name="T30">( </text:span>Chara<text:span text:style-name="T11">c</text:span>ter<text:span text:style-name="T30"> </text:span><text:span text:style-name="T11">inherits all functions of</text:span><text:span text:style-name="T30"> Item)</text:span></text:p>
            <text:p text:style-name="P27">[…] → <text:span text:style-name="T23">C</text:span>ollapses ListView.</text:p>
            <text:p text:style-name="P28">[<text:span text:style-name="T5">N</text:span>ew] → <text:span text:style-name="T21">Creates</text:span><text:span text:style-name="T1"> </text:span><text:span text:style-name="T40">a </text:span><text:span text:style-name="T21">new </text:span><text:span text:style-name="T40">Character </text:span><text:span text:style-name="T16">file /charakters/&lt;nameOfCharakter&gt;.txt and adds it to the Listview</text:span><text:span text:style-name="T1">. </text:span><text:span text:style-name="T32">At the same time it writes a reference to the </text:span><text:span text:style-name="T15">scenes/&lt;</text:span><text:span text:style-name="T16">nameOf</text:span><text:span text:style-name="T15">Scene</text:span><text:span text:style-name="T16">&gt;.txt</text:span><text:span text:style-name="T1"> </text:span><text:span text:style-name="T19">(Promtp: {inputField &lt;</text:span><text:span text:style-name="T20">N</text:span><text:span text:style-name="T19">ame&gt;})</text:span></text:p>
            <text:p text:style-name="P18">[<text:span text:style-name="T5">Actions</text:span>] → <text:span text:style-name="T21">Opens</text:span><text:span text:style-name="T2"> </text:span><text:span text:style-name="T41">Chara</text:span><text:span text:style-name="T11">c</text:span><text:span text:style-name="T41">ter</text:span><text:span text:style-name="T2"> Action Editor.</text:span></text:p>
            <text:p text:style-name="P18">[Edit]→ <text:span text:style-name="T21">Opens</text:span><text:span text:style-name="T1"> </text:span><text:span text:style-name="T41">Chara</text:span><text:span text:style-name="T11">c</text:span><text:span text:style-name="T41">ter</text:span><text:span text:style-name="T1"> Editor.</text:span></text:p>
            <text:p text:style-name="P24">[<text:span text:style-name="T42">Copy</text:span>] → <text:span text:style-name="T23">Copies</text:span><text:span text:style-name="T21"> selected</text:span><text:span text:style-name="T24"> </text:span><text:span text:style-name="T41">Chara</text:span><text:span text:style-name="T11">c</text:span><text:span text:style-name="T41">ter </text:span><text:span text:style-name="T16">file /charakters/&lt;nameOfScene_copy&gt;.txt and adds it to the </text:span><text:span text:style-name="T33">ListView. <text:s/></text:span><text:span text:style-name="T32">At the </text:span><text:span text:style-name="T34">same</text:span><text:span text:style-name="T32"> time it writes a reference to the </text:span><text:span text:style-name="T15">scenes/&lt;</text:span><text:span text:style-name="T16">nameOf</text:span><text:span text:style-name="T15">Scene</text:span><text:span text:style-name="T16">&gt;.txt</text:span></text:p>
            <text:p text:style-name="P20">[Delete] → <text:span text:style-name="T21">Deletes </text:span><text:span text:style-name="T7">the </text:span><text:span text:style-name="T21">selected</text:span><text:span text:style-name="T24"> </text:span><text:span text:style-name="T41">Chara</text:span><text:span text:style-name="T11">c</text:span><text:span text:style-name="T41">ter </text:span><text:span text:style-name="T7">file </text:span><text:span text:style-name="T16">&lt;nameOf</text:span><text:span text:style-name="T7">Character</text:span><text:span text:style-name="T16">&gt;.txt </text:span><text:span text:style-name="T7">in the /resources/character/ directory </text:span><text:span text:style-name="T25">and Removes it from the ListView</text:span><text:span text:style-name="T24">. (Alert </text:span><text:span text:style-name="T21">Yes</text:span><text:span text:style-name="T24">/N</text:span><text:span text:style-name="T21">o</text:span><text:span text:style-name="T24">) </text:span><text:span text:style-name="T26">Befor deleting a</text:span> check of all /resources/&lt;category&gt;/&lt;name&gt;.txt files must be run for references and references must be <text:span text:style-name="T17">deleted</text:span> if found. <text:span text:style-name="T26">If references are found a warning with a ListView of all </text:span><text:span text:style-name="T27">files</text:span><text:span text:style-name="T26"> that hold a reference will be show. „Found multiple references to this entry! Do you want to delete it anyway? [Yes] [No]“</text:span></text:p>
            <text:p text:style-name="P11"/>
            <text:p text:style-name="P29">Dialogs</text:p>
            <text:p text:style-name="P30">[…] → <text:span text:style-name="T16">C</text:span>ollapses ListView.</text:p>
            <text:p text:style-name="P23">[<text:span text:style-name="T5">N</text:span>ew] → <text:span text:style-name="T21">Creates</text:span><text:span text:style-name="T1"> </text:span><text:span text:style-name="T40">a </text:span><text:span text:style-name="T21">new</text:span><text:span text:style-name="T1"> </text:span><text:span text:style-name="T43">Dialog</text:span><text:span text:style-name="T30"> </text:span><text:span text:style-name="T16">file /</text:span><text:span text:style-name="T43">dialogs</text:span><text:span text:style-name="T16">/&lt;nameOf</text:span><text:span text:style-name="T43">Dialog</text:span><text:span text:style-name="T16">&gt;.txt and adds it to the Listview</text:span><text:span text:style-name="T1">. </text:span><text:span text:style-name="T24">(Prompt: Name: {inputNewName} <text:s/></text:span><text:span text:style-name="T32">At the same time it writes a reference to the </text:span><text:span text:style-name="T15">scenes/&lt;</text:span><text:span text:style-name="T16">nameOf</text:span><text:span text:style-name="T15">Scene</text:span><text:span text:style-name="T16">&gt;.txt</text:span></text:p>
            <text:p text:style-name="P31">[<text:span text:style-name="T5">Actions</text:span>] → <text:span text:style-name="T21">Opens</text:span><text:span text:style-name="T2"> </text:span><text:span text:style-name="T34">Dialog</text:span><text:span text:style-name="T2"> Action Editor.</text:span></text:p>
            <text:p text:style-name="P32">[Edit]→ <text:span text:style-name="T21">Opens</text:span><text:span text:style-name="T1"> </text:span><text:span text:style-name="T34">Dialog</text:span><text:span text:style-name="T1"> Editor.</text:span></text:p>
            <text:p text:style-name="P24">[<text:span text:style-name="T42">Copy</text:span>] → <text:span text:style-name="T21">Copies </text:span><text:span text:style-name="T34">Dialog</text:span><text:span text:style-name="T24"> </text:span><text:span text:style-name="T30">Character. </text:span><text:span text:style-name="T32">At the </text:span><text:span text:style-name="T34">same</text:span><text:span text:style-name="T32"> time it writes a reference to the </text:span><text:span text:style-name="T15">scenes/&lt;</text:span><text:span text:style-name="T16">nameOf</text:span><text:span text:style-name="T15">Scene</text:span><text:span text:style-name="T16">&gt;.txt</text:span></text:p>
            <text:p text:style-name="P25">[Delete] → <text:span text:style-name="T21">Deletes selected</text:span><text:span text:style-name="T24"> </text:span><text:span text:style-name="T7">Dialog</text:span><text:span text:style-name="T36"> </text:span><text:span text:style-name="T7">file </text:span><text:span text:style-name="T16">&lt;nameOf</text:span><text:span text:style-name="T7">Dialog</text:span><text:span text:style-name="T16">&gt;.txt </text:span><text:span text:style-name="T7">in the /resources/dialogs/ directory </text:span><text:span text:style-name="T25">and Removes it from the ListView</text:span><text:span text:style-name="T30">. </text:span><text:span text:style-name="T24">(Alert </text:span><text:span text:style-name="T21">Yes</text:span><text:span text:style-name="T24">/N</text:span><text:span text:style-name="T21">o</text:span><text:span text:style-name="T24">). </text:span><text:span text:style-name="T26">Befor</text:span><text:span text:style-name="T27">e</text:span><text:span text:style-name="T26"> deleting a</text:span> check of all /resources/&lt;category&gt;/&lt;name&gt;.txt files must be run for references and references must be <text:span text:style-name="T17">deleted</text:span> if found. <text:span text:style-name="T26">If references are found a warning with a ListView of all </text:span><text:span text:style-name="T27">files</text:span><text:span text:style-name="T26"> that hold a reference will be show. „Found multiple references to this entry! Do you want to delete it anyway? [Yes] [No]“</text:span></text:p>
            <text:p text:style-name="P33"/>
            <text:p text:style-name="P34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36"><text:span text:style-name="T44">Scene Editor</text:span><text:span text:style-name="T1">: &lt;nameOfScene&gt;</text:span></text:p>
            <text:p text:style-name="P37"/>
            <text:p text:style-name="P38">Name: </text:p>
            <text:p text:style-name="P39">{inputFieldWithNameOfScene}</text:p>
            <text:p text:style-name="P36"/>
            <text:p text:style-name="P37"/>
            <text:p text:style-name="P40">#&lt;<text:span text:style-name="T45">ListView</text:span><text:span text:style-name="T46">Backgrounds</text:span><text:span text:style-name="T45">&gt;</text:span>#######################################</text:p>
            <text:p text:style-name="P40">-&lt;<text:span text:style-name="T45">ListItem</text:span><text:span text:style-name="T46">Backgrounds</text:span><text:span text:style-name="T45">&gt;------------------------------------------------------------------</text:span></text:p>
            <text:p text:style-name="P41">Name: </text:p>
            <text:p text:style-name="P40">{inputFieldWithNameOf<text:span text:style-name="T47">ImageID</text:span>}</text:p>
            <text:p text:style-name="P40"/>
            <text:p text:style-name="P42">Image:</text:p>
            <text:p text:style-name="P36">[Drop Image] <text:s/><text:span text:style-name="T1">{inputFieldWithNameOf</text:span><text:span text:style-name="T48">Image</text:span><text:span text:style-name="T1">}</text:span></text:p>
            <text:p text:style-name="P43"><text:span text:style-name="T49">{inputFieldWith</text:span><text:span text:style-name="T50">Image</text:span><text:span text:style-name="T51">Path</text:span><text:span text:style-name="T49">}</text:span><text:span text:style-name="T52"> <text:s text:c="3"/></text:span><text:span text:style-name="T49"><text:s/></text:span><text:span text:style-name="T51">[</text:span><text:span text:style-name="T53">B</text:span><text:span text:style-name="T51">rowse] </text:span><text:span text:style-name="T53">[Open Image Resources]</text:span><text:span text:style-name="T49"> <text:s text:c="3"/></text:span><text:span text:style-name="T52"><text:line-break/>|--------------------------</text:span><text:span text:style-name="T49">|</text:span><text:span text:style-name="T52"> <text:s text:c="11"/></text:span></text:p>
            <text:p text:style-name="P36">| <text:s text:c="34"/>| <text:s/></text:p>
            <text:p text:style-name="P36">| {<text:span text:style-name="T1">ImagOfSc</text:span><text:span text:style-name="T48">e</text:span><text:span text:style-name="T1">ne</text:span>} <text:s text:c="7"/>| <text:line-break/>| <text:s text:c="34"/>| <text:s/><text:line-break/>|--------------------------<text:span text:style-name="T1">|</text:span> <text:s/></text:p>
            <text:p text:style-name="P44"><text:span text:style-name="T54">[Remove] </text:span><text:span text:style-name="T55">[Delete] </text:span></text:p>
            <text:p text:style-name="P45"><text:span text:style-name="T54">Flip</text:span><text:span text:style-name="T55"> Image: [horizontally]</text:span> <text:s/><text:span text:style-name="T55">[vertically]</text:span> <text:s text:c="2"/></text:p>
            <text:p text:style-name="P46"/>
            <text:p text:style-name="P44"><text:span text:style-name="T44">C</text:span><text:span text:style-name="T37">onditions: </text:span><text:s text:c="6"/></text:p>
            <text:p text:style-name="P44">show Image if <text:s text:c="15"/>true / false</text:p>
            <text:p text:style-name="P44">|--------------------------------------------------<text:tab/><text:span text:style-name="T1">|</text:span></text:p>
            <text:p text:style-name="P44">|&lt;nameOfCondition<text:span text:style-name="T1">1</text:span>&gt; <text:s text:c="3"/>[x] <text:s text:c="4"/>[<text:span text:style-name="T56">x</text:span>]<text:tab/><text:span text:style-name="T1">|</text:span></text:p>
            <text:p text:style-name="P44">|&lt;nameOfCondition<text:span text:style-name="T56">2</text:span>&gt; <text:s text:c="3"/>[ <text:s/>] <text:s text:c="4"/>[ <text:s/>]<text:tab/><text:span text:style-name="T1">|</text:span></text:p>
            <text:p text:style-name="P44">|&lt;nameOfCondition_<text:span text:style-name="T56">2</text:span>&gt; <text:s/>[ <text:s/>] <text:s text:c="4"/>[x]<text:tab/><text:span text:style-name="T1">|</text:span></text:p>
            <text:p text:style-name="P44">|--------------------------------------------------<text:tab/><text:span text:style-name="T1">|</text:span></text:p>
            <text:p text:style-name="P44">[Add] <text:span text:style-name="T55">[</text:span><text:span text:style-name="T27">Remove</text:span><text:span text:style-name="T55">]</text:span></text:p>
            <text:p text:style-name="P44"/>
            <text:p text:style-name="P47">[Delete]</text:p>
            <text:p text:style-name="P36">--------------------------------------------------------------------------------------------------</text:p>
            <text:p text:style-name="P37">#####################################################<text:span text:style-name="T47">############</text:span></text:p>
            <text:p text:style-name="P37"/>
            <text:p text:style-name="P37"/>
            <text:p text:style-name="P37"/>
            <text:p text:style-name="P37"/>
            <text:p text:style-name="P48"><text:span text:style-name="T57">[Manage Conditions] </text:span><text:span text:style-name="T48">[Save] [Cancel]</text:span></text:p>
          </table:table-cell>
          <table:table-cell table:style-name="Tabelle2.B1" office:value-type="string">
            <text:p text:style-name="P49"><text:span text:style-name="T58">Eyery </text:span><text:span text:style-name="T59">value and every </text:span><text:span text:style-name="T58">change in this Editor</text:span><text:span text:style-name="T60"> will be stored and loaded from the defaults /</text:span><text:span text:style-name="T61">resources/</text:span><text:span text:style-name="T62">scenes</text:span><text:span text:style-name="T61">/&lt;nameOf</text:span><text:span text:style-name="T62">Scene</text:span><text:span text:style-name="T61">&gt;.txt </text:span><text:span text:style-name="T58">file.</text:span></text:p>
            <text:p text:style-name="P50"/>
            <text:p text:style-name="P51">Name:</text:p>
            <text:p text:style-name="P52"><text:span text:style-name="T1">{inputFieldWithNameOf</text:span><text:span text:style-name="T48">Image</text:span><text:span text:style-name="T1">} → </text:span><text:span text:style-name="T4">Rename Scene </text:span><text:span text:style-name="T63">file in the /resources/scenes/ directory</text:span><text:span text:style-name="T4">. </text:span>A check of all /resources/&lt;category&gt;/&lt;name&gt;.txt files must be run for references and references must be <text:span text:style-name="T63">refactored</text:span> if found.<text:span text:style-name="T4"> </text:span></text:p>
            <text:p text:style-name="P53"/>
            <text:p text:style-name="P54"><text:span text:style-name="T45">ListView</text:span><text:span text:style-name="T64">Backgrounds</text:span><text:span text:style-name="T45">:</text:span><text:span text:style-name="T65"> → </text:span><text:span text:style-name="T66">A ListView that holds the following ListItem</text:span></text:p>
            <text:p text:style-name="P40">&lt;<text:span text:style-name="T45">ListItem</text:span><text:span text:style-name="T64">Backrounds</text:span><text:span text:style-name="T45">&gt;----------------------------------------------------------------------------------------------------</text:span></text:p>
            <text:p text:style-name="P40"/>
            <text:p text:style-name="P41">Name: </text:p>
            <text:p text:style-name="P40">{inputFieldWithNameOf<text:span text:style-name="T47">ImageID</text:span>}</text:p>
            <text:p text:style-name="P40"/>
            <text:p text:style-name="P55">Image:</text:p>
            <text:p text:style-name="P56">[Drop Image] → <text:span text:style-name="T67">DropField </text:span><text:span text:style-name="T68">for</text:span><text:span text:style-name="T67"> </text:span><text:span text:style-name="T68">i</text:span><text:span text:style-name="T67">mage </text:span><text:span text:style-name="T68">file</text:span><text:span text:style-name="T67">. </text:span><text:span text:style-name="T68">Copies </text:span><text:span text:style-name="T69">the dropped</text:span><text:span text:style-name="T68"> image to </text:span><text:span text:style-name="T69">the</text:span><text:span text:style-name="T70"> /resources/images/ </text:span><text:span text:style-name="T71">directory and writes a reference to the </text:span><text:span text:style-name="T72">&lt;nameOf</text:span><text:span text:style-name="T73">Scene</text:span><text:span text:style-name="T72">&gt;.txt </text:span><text:span text:style-name="T71">file under the </text:span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7">&lt;</text:span><text:span text:style-name="T78">nameOfImage&gt; </text:span><text:span text:style-name="T79">reference</text:span><text:span text:style-name="T71">.</text:span></text:p>
            <text:p text:style-name="P56">{inputFieldWithImagePath} → <text:span text:style-name="T68">Manually type in </text:span><text:span text:style-name="T80">the</text:span><text:span text:style-name="T68"> image path. </text:span><text:span text:style-name="T80">Enter confirms the change and stores a reference in the </text:span><text:span text:style-name="T72">&lt;nameOf</text:span><text:span text:style-name="T73">Scene</text:span><text:span text:style-name="T72">&gt;.txt </text:span><text:span text:style-name="T71">file under the</text:span><text:span text:style-name="T71"> </text:span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7">&lt;</text:span><text:span text:style-name="T78">nameOfImage&gt;</text:span><text:span text:style-name="T71"> </text:span><text:span text:style-name="T79">reference</text:span><text:span text:style-name="T71">.</text:span></text:p>
            <text:p text:style-name="P57">[<text:span text:style-name="T81">B</text:span>rowse] → <text:span text:style-name="T68">Browse for image.</text:span></text:p>
            <text:p text:style-name="P57">[Open Image Resources] → <text:span text:style-name="T81">Opens the image resource folder /resources/images.</text:span></text:p>
            <text:p text:style-name="P58">{<text:span text:style-name="T1">ImagOfSc</text:span><text:span text:style-name="T48">e</text:span><text:span text:style-name="T1">ne</text:span>}→ <text:span text:style-name="T82">TileView </text:span><text:span text:style-name="T68">o</text:span><text:span text:style-name="T82">f </text:span><text:span text:style-name="T68">the </text:span><text:span text:style-name="T64">I</text:span><text:span text:style-name="T82">mage </text:span><text:span text:style-name="T83">that is stored in the &lt;nameOfScene&gt;.txt file under the #</text:span><text:span text:style-name="T46">Backgrounds</text:span><text:span text:style-name="T83">-</text:span><text:span text:style-name="T46">Background</text:span><text:span text:style-name="T64">-</text:span><text:span text:style-name="T71">-</text:span><text:span text:style-name="T77">&lt;</text:span><text:span text:style-name="T78">nameOfImage&gt;</text:span><text:span text:style-name="T83"> </text:span><text:span text:style-name="T84">reference</text:span><text:span text:style-name="T82">.</text:span></text:p>
            <text:p text:style-name="P56"><text:span text:style-name="T54">[Remove]</text:span><text:span text:style-name="T55"> → </text:span><text:span text:style-name="T85">Remove</text:span><text:span text:style-name="T86">s the</text:span><text:span text:style-name="T54"> </text:span><text:span text:style-name="T87">I</text:span><text:span text:style-name="T54">mage </text:span><text:span text:style-name="T87">from ListView and delete</text:span><text:span text:style-name="T86">s </text:span><text:span text:style-name="T84">the</text:span></text:p>
            <text:p text:style-name="P56"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9">Image</text:span><text:span text:style-name="T78">---</text:span><text:span text:style-name="T77">&lt;</text:span><text:span text:style-name="T78">nameOfImage&gt; </text:span><text:span text:style-name="T87"><text:s/>reference</text:span><text:span text:style-name="T88"> that is stored</text:span><text:span text:style-name="T87"> in the</text:span><text:span text:style-name="T54"> </text:span><text:span text:style-name="T89">/resources/scenes/</text:span><text:span text:style-name="T54">&lt;nameOfScene&gt;.txt file </text:span><text:span text:style-name="T83">with the</text:span><text:span text:style-name="T88"> &lt;</text:span><text:span text:style-name="T83">nameOfImage&gt;</text:span><text:span text:style-name="T88"> reference </text:span><text:span text:style-name="T83">under the</text:span><text:span text:style-name="T88"> #</text:span><text:span text:style-name="T46">Background</text:span><text:span text:style-name="T64">s</text:span><text:span text:style-name="T88">-</text:span><text:span text:style-name="T64">Background-</text:span><text:span text:style-name="T71">-</text:span><text:span text:style-name="T77">&lt;</text:span><text:span text:style-name="T78">nameOfImage&gt;</text:span><text:span text:style-name="T88"> tag.</text:span></text:p>
            <text:p text:style-name="P20"><text:span text:style-name="T55">[Delete] → </text:span><text:span text:style-name="T54">Delete Image </text:span><text:span text:style-name="T90">file </text:span><text:span text:style-name="T89">&lt;name</text:span><text:span text:style-name="T91">OfImage</text:span><text:span text:style-name="T89">&gt; </text:span><text:span text:style-name="T54">from directory </text:span><text:span text:style-name="T89">/resources/images/ (Alert: Yes/no)</text:span><text:span text:style-name="T92">. </text:span><text:span text:style-name="T93">Before deleting a</text:span><text:span text:style-name="T94"> check of all /resources/&lt;category&gt;/&lt;name&gt;.txt files must be run for references and references must be </text:span><text:span text:style-name="T95">deleted</text:span><text:span text:style-name="T94"> if found. </text:span><text:span text:style-name="T93">If references are found a warning with a ListView of all Categories that hold a reference will be show. „Found multiple references to this entry! Do you want to delete it anyway? [Yes] [No]“</text:span></text:p>
            <text:p text:style-name="P58"><text:span text:style-name="T54">Flip</text:span><text:span text:style-name="T55"> Image: [horizontally]</text:span> <text:s/><text:span text:style-name="T55">[vertically]</text:span>→ <text:span text:style-name="T68">Flip Image </text:span><text:span text:style-name="T90">and store the orientation in the </text:span><text:span text:style-name="T89">&lt;name</text:span><text:span text:style-name="T91">Of</text:span><text:span text:style-name="T96">Scene</text:span><text:span text:style-name="T89">&gt;.txt </text:span><text:span text:style-name="T96">file </text:span><text:span text:style-name="T96">with the reference </text:span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7">&lt;</text:span><text:span text:style-name="T78">nameOfImage&gt;</text:span><text:span text:style-name="T74"> tag</text:span><text:span text:style-name="T68">.</text:span></text:p>
            <text:p text:style-name="P45"/>
            <text:p text:style-name="P59">Conditions: </text:p>
            <text:p text:style-name="P58"><text:span text:style-name="T97">[x] <text:s text:c="4"/>[ ] → </text:span><text:span text:style-name="T98">These</text:span><text:span text:style-name="T99"> </text:span><text:span text:style-name="T100">CheckBoxes</text:span><text:span text:style-name="T99"> determine whether the </text:span><text:span text:style-name="T101">v</text:span><text:span text:style-name="T99">alue of the stored</text:span><text:span text:style-name="T102"> </text:span><text:span text:style-name="T99">Conditions </text:span><text:span text:style-name="T102">in the &lt;nameOfScene&gt;.txt file </text:span><text:span text:style-name="T90">under the </text:span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7">&lt;</text:span><text:span text:style-name="T78">nameOfImage&gt;---</text:span><text:span text:style-name="T103">Condition</text:span><text:span text:style-name="T64">s</text:span><text:span text:style-name="T90">----&lt;nameOfCondition&gt; reference </text:span><text:span text:style-name="T99">are true or false.</text:span></text:p>
            <text:p text:style-name="P60">[Add]<text:span text:style-name="T104"> → </text:span><text:span text:style-name="T105">O</text:span><text:span text:style-name="T106">pens a </text:span><text:span text:style-name="T107">D</text:span><text:span text:style-name="T106">ropDownMenu that shows a list of all conditions from </text:span><text:span text:style-name="T108">the </text:span><text:span text:style-name="T106"><text:s/></text:span><text:span text:style-name="T60">/</text:span><text:span text:style-name="T61">resources/</text:span><text:span text:style-name="T105">conditions</text:span><text:span text:style-name="T61">/</text:span><text:span text:style-name="T109">conditions</text:span><text:span text:style-name="T61">.txt </text:span><text:span text:style-name="T108">file </text:span><text:span text:style-name="T106">and </text:span><text:span text:style-name="T110">all </text:span><text:span text:style-name="T106">„</text:span><text:span text:style-name="T111">isIninventory_</text:span><text:span text:style-name="T106">&lt;nameOfItem&gt; </text:span><text:span text:style-name="T110">Conditions </text:span><text:span text:style-name="T106">from </text:span><text:span text:style-name="T110">the </text:span><text:span text:style-name="T106"><text:s/>/resources/items/&lt;nameOfItem&gt;.txt </text:span><text:span text:style-name="T110">files.</text:span></text:p>
            <text:p text:style-name="P58"><text:span text:style-name="T55">[</text:span><text:span text:style-name="T27">Remove</text:span><text:span text:style-name="T55">]</text:span><text:span text:style-name="T104"> → </text:span><text:span text:style-name="T112">R</text:span><text:span text:style-name="T113">emoves to the selected </text:span><text:span text:style-name="T114">C</text:span><text:span text:style-name="T113">ondition </text:span><text:span text:style-name="T69">from the &lt;nameOfScene&gt;.txt file that is stored under the </text:span></text:p>
            <text:p text:style-name="P58"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7">&lt;</text:span><text:span text:style-name="T78">nameOfImage&gt;---Condition</text:span><text:span text:style-name="T76">s</text:span><text:span text:style-name="T96">----&lt;nameOfCondition&gt;</text:span><text:span text:style-name="T78"> </text:span><text:span text:style-name="T76">reference</text:span><text:span text:style-name="T69"> </text:span><text:span text:style-name="T113">.</text:span></text:p>
            <text:p text:style-name="P61"/>
            <text:p text:style-name="P62">[Delete] → <text:span text:style-name="T103">Removes the </text:span><text:span text:style-name="T45">ListItem</text:span><text:span text:style-name="T64">Backrounds</text:span><text:span text:style-name="T103"> from the List</text:span><text:span text:style-name="T64">ViewBackrounds</text:span><text:span text:style-name="T103"> and deletes the</text:span><text:span text:style-name="T69"> </text:span></text:p>
            <text:p text:style-name="P62"><text:span text:style-name="T74">#</text:span><text:span text:style-name="T75">Background</text:span><text:span text:style-name="T76">s</text:span><text:span text:style-name="T74">-</text:span><text:span text:style-name="T76">Background-</text:span><text:span text:style-name="T71">-</text:span><text:span text:style-name="T77">&lt;</text:span><text:span text:style-name="T78">nameOfImage&gt;</text:span><text:span text:style-name="T103"> reference that is stored in the </text:span><text:span text:style-name="T46">scenes.txt.</text:span></text:p>
            <text:p text:style-name="P40">&lt;/<text:span text:style-name="T45">ListItem</text:span><text:span text:style-name="T103">Images</text:span><text:span text:style-name="T45">&gt;----------------------------------------------------------------------------------------------------</text:span></text:p>
            <text:p text:style-name="P63"/>
            <text:p text:style-name="P63"><text:span text:style-name="T57">[Manage Conditions] → </text:span><text:span text:style-name="T68">Opens</text:span><text:span text:style-name="T82"> Conditions </text:span><text:span text:style-name="T86">Manager</text:span><text:span text:style-name="T82">.</text:span></text:p>
            <text:p text:style-name="P64">[Save] → Saves values in <text:span text:style-name="T60">/</text:span><text:span text:style-name="T61">resources/</text:span><text:span text:style-name="T21">scenes</text:span><text:span text:style-name="T61">/&lt;nameOf</text:span><text:span text:style-name="T21">Scenes</text:span><text:span text:style-name="T61">&gt;.txt</text:span></text:p>
            <text:p text:style-name="P65">[Cancel] → Discard Changes</text:p>
          </table:table-cell>
        </table:table-row>
      </table:table>
      <text:p text:style-name="P66"/>
      <text:p text:style-name="P67"/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able:table table:name="Tabelle3" table:style-name="Tabelle3">
        <table:table-column table:style-name="Tabelle3.A"/>
        <table:table-column table:style-name="Tabelle3.B"/>
        <text:soft-page-break/>
        <table:table-row table:style-name="Tabelle3.1">
          <table:table-cell table:style-name="Tabelle3.A1" office:value-type="string">
            <text:p text:style-name="P70"><text:span text:style-name="T1">Editor </text:span><text:span text:style-name="T115">Item</text:span><text:span text:style-name="T1">: &lt;nameOf</text:span><text:span text:style-name="T115">Item</text:span><text:span text:style-name="T82"> </text:span><text:span text:style-name="T1">&gt;</text:span></text:p>
            <text:p text:style-name="P71">######################################################</text:p>
            <text:p text:style-name="P72">Name:</text:p>
            <text:p text:style-name="P73"><text:span text:style-name="T116">{</text:span><text:span text:style-name="T1">&lt;nameOf</text:span><text:span text:style-name="T115">Item</text:span><text:span text:style-name="T1">&gt;</text:span><text:span text:style-name="T116">}</text:span></text:p>
            <text:p text:style-name="P74"/>
            <text:p text:style-name="P75"><text:span text:style-name="T117">#</text:span>&lt;<text:span text:style-name="T117">ListViewImages&gt;</text:span><text:span text:style-name="T1">########################################</text:span></text:p>
            <text:p text:style-name="P76">-&lt;ListItemImages&gt;-------------------------------------------------------------</text:p>
            <text:p text:style-name="P74">Image:</text:p>
            <text:p text:style-name="P74">[Drop Image] <text:s/>{inputFieldWithNameOfImage}</text:p>
            <text:p text:style-name="P74">{inputFieldWithImagePath} <text:s text:c="4"/>[<text:span text:style-name="T118">B</text:span>rowse] <text:s text:c="4"/></text:p>
            <text:p text:style-name="P75">|---------------------------<text:span text:style-name="T119">|</text:span> <text:s text:c="5"/></text:p>
            <text:p text:style-name="P75">| <text:tab/> <text:s text:c="12"/>| <text:s text:c="5"/><text:line-break/>| <text:s text:c="4"/>{<text:span text:style-name="T1">ImagOf</text:span><text:span text:style-name="T115">Item</text:span>} <text:s text:c="6"/>| <text:s text:c="6"/></text:p>
            <text:p text:style-name="P70">| <text:s text:c="35"/><text:span text:style-name="T1">|</text:span> <text:s text:c="5"/></text:p>
            <text:p text:style-name="P77">|---------------------------<text:span text:style-name="T1">|</text:span> <text:s text:c="4"/></text:p>
            <text:p text:style-name="P78"><text:span text:style-name="T54">[Remove] </text:span><text:span text:style-name="T55">[Delete] </text:span></text:p>
            <text:p text:style-name="P78"><text:span text:style-name="T54">Flip</text:span><text:span text:style-name="T55"> Image: [horizontally]</text:span> <text:s/><text:span text:style-name="T55">[vertically]</text:span> <text:s text:c="2"/></text:p>
            <text:p text:style-name="P79">Size:</text:p>
            <text:p text:style-name="P79"><text:span text:style-name="T120">↔:</text:span><text:span text:style-name="T55">{&lt;horizontally&gt;}</text:span><text:span text:style-name="T54">dp</text:span><text:span text:style-name="T55"> </text:span><text:span text:style-name="T121">↕:</text:span><text:span text:style-name="T55">{&lt;vertically&gt;}</text:span><text:span text:style-name="T54">dp</text:span></text:p>
            <text:p text:style-name="P77"/>
            <text:p text:style-name="P73"><text:span text:style-name="T1">C</text:span>onditions: </text:p>
            <text:p text:style-name="P73">show <text:span text:style-name="T122">and use </text:span>if: <text:s text:c="13"/>true / false <text:s text:c="3"/></text:p>
            <text:p text:style-name="P77">|-----------------------------------------------<text:span text:style-name="T1">|</text:span></text:p>
            <text:p text:style-name="P77">|&lt;nameOfCondition<text:span text:style-name="T1">1</text:span>&gt; <text:s text:c="3"/>[x] <text:s text:c="4"/>[ ] <text:s text:c="9"/><text:span text:style-name="T1">|</text:span></text:p>
            <text:p text:style-name="P77">|&lt;nameOfCondition<text:span text:style-name="T116">2</text:span>&gt; <text:s text:c="3"/>[x] <text:s text:c="4"/>[ ] <text:s text:c="9"/><text:span text:style-name="T1">|</text:span></text:p>
            <text:p text:style-name="P77">|&lt;nameOfCondition_<text:span text:style-name="T116">n</text:span>&gt; <text:s/>[ ] <text:s text:c="5"/>[<text:span text:style-name="T116">x</text:span>] <text:s text:c="8"/><text:span text:style-name="T1">|</text:span></text:p>
            <text:p text:style-name="P77">|-----------------------------------------------<text:span text:style-name="T1">|</text:span> <text:s text:c="25"/></text:p>
            <text:p text:style-name="P80">[Add]<text:span text:style-name="T104"> </text:span><text:span text:style-name="T55">[</text:span><text:span text:style-name="T118">Remove</text:span><text:span text:style-name="T55">]</text:span></text:p>
            <text:p text:style-name="P80"/>
            <text:p text:style-name="P76">[Delete]</text:p>
            <text:p text:style-name="P76">-&lt;ListItemImages&gt;-------------------------------------------------------------</text:p>
            <text:p text:style-name="P75"><text:span text:style-name="T117">#</text:span>&lt;/<text:span text:style-name="T117">ListViewImages&gt;</text:span><text:span text:style-name="T1">########################################</text:span></text:p>
            <text:p text:style-name="P76">[Add] [Remove]</text:p>
            <text:p text:style-name="P70"/>
            <text:p text:style-name="P75"><text:span text:style-name="T117">#</text:span>&lt;<text:span text:style-name="T117">ListViewCustomClickArea&gt;</text:span><text:span text:style-name="T1">###############################</text:span><text:span text:style-name="T117">#</text:span></text:p>
            <text:p text:style-name="P76">-&lt;ListItemCustomClickArea&gt;--------------------------------------------------</text:p>
            <text:p text:style-name="P81">Points <text:span text:style-name="T123">of </text:span><text:span text:style-name="T55">CustomClickArea Item:</text:span></text:p>
            <text:p text:style-name="P82">|---------------------------------------<text:span text:style-name="T1">|</text:span></text:p>
            <text:p text:style-name="P82">| &lt;<text:span text:style-name="T82">point</text:span><text:span text:style-name="T1">1</text:span>&gt; <text:s text:c="3"/><text:span text:style-name="T82">{x}</text:span> <text:s text:c="3"/><text:span text:style-name="T82">{y} <text:s text:c="3"/>{z}</text:span> <text:s text:c="6"/>| </text:p>
            <text:p text:style-name="P82">| &lt;<text:span text:style-name="T82">point2</text:span>&gt; <text:s text:c="3"/><text:span text:style-name="T82">{x}</text:span> <text:s text:c="3"/><text:span text:style-name="T82">{y} <text:s text:c="3"/>{z}</text:span> <text:s text:c="6"/>| </text:p>
            <text:p text:style-name="P82">| &lt;<text:span text:style-name="T82">point_n</text:span>&gt; <text:s/><text:span text:style-name="T82">{x}</text:span> <text:s text:c="3"/><text:span text:style-name="T82">{y} <text:s text:c="3"/>{z}</text:span> <text:s text:c="6"/>| <text:s/></text:p>
            <text:p text:style-name="P82">|---------------------------------------<text:span text:style-name="T1">|</text:span></text:p>
            <text:p text:style-name="P80">[<text:span text:style-name="T104">Add</text:span>] <text:span text:style-name="T104">[Add by Click] </text:span><text:span text:style-name="T55">[</text:span><text:span text:style-name="T118">Remove</text:span><text:span text:style-name="T55">]</text:span></text:p>
            <text:p text:style-name="P75"/>
            <text:p text:style-name="P75"><text:span text:style-name="T1">C</text:span>onditions: </text:p>
            <text:p text:style-name="P75">show <text:span text:style-name="T122">and use </text:span>if: <text:s text:c="13"/>true / false <text:s text:c="3"/></text:p>
            <text:p text:style-name="P75">|-----------------------------------------------<text:span text:style-name="T1">|</text:span></text:p>
            <text:p text:style-name="P75">|&lt;nameOfCondition<text:span text:style-name="T1">1</text:span>&gt; <text:s text:c="3"/>[x] <text:s text:c="4"/>[ <text:s/>] <text:s text:c="8"/><text:span text:style-name="T1">|</text:span></text:p>
            <text:p text:style-name="P75">|&lt;nameOfCondition<text:span text:style-name="T116">2</text:span>&gt; <text:s text:c="3"/>[x] <text:s text:c="4"/>[ <text:s/>] <text:s text:c="8"/><text:span text:style-name="T1">|</text:span></text:p>
            <text:p text:style-name="P75">|&lt;nameOfCondition_<text:span text:style-name="T116">n</text:span>&gt; <text:s/>[ ] <text:s text:c="5"/>[<text:span text:style-name="T116">x</text:span>] <text:s text:c="8"/><text:span text:style-name="T1">|</text:span></text:p>
            <text:p text:style-name="P75">|-----------------------------------------------<text:span text:style-name="T1">|</text:span> <text:s text:c="25"/></text:p>
            <text:p text:style-name="P75">[Add]<text:span text:style-name="T104"> </text:span><text:span text:style-name="T55">[</text:span><text:span text:style-name="T118">Remove</text:span><text:span text:style-name="T55">]</text:span></text:p>
            <text:p text:style-name="P83">Hover Text: </text:p>
            <text:p text:style-name="P83">{&lt;String with Hover Text&gt;}</text:p>
            <text:p text:style-name="P84">-&lt;/ListItemCustomClickArea&gt;---------------------------------------------------</text:p>
            <text:p text:style-name="P75"><text:span text:style-name="T124">#</text:span>&lt;/<text:span text:style-name="T117">ListViewCustomClickArea&gt;</text:span><text:span text:style-name="T124">#################################</text:span></text:p>
            <text:p text:style-name="P85">[Add]</text:p>
            <text:p text:style-name="P85"/>
            <text:p text:style-name="P86"><text:span text:style-name="T124">#</text:span>&lt;<text:span text:style-name="T117">ListView</text:span><text:span text:style-name="T124">MovingRange</text:span><text:span text:style-name="T117">&gt;</text:span><text:span text:style-name="T124">####################################</text:span></text:p>
            <text:p text:style-name="P84">-&lt;ListItem<text:span text:style-name="T124">MovingRange</text:span>&gt;--------------------------------------------------------</text:p>
            <text:p text:style-name="P87">Points <text:span text:style-name="T123">of </text:span><text:span text:style-name="T55">CustomClickArea Item:</text:span></text:p>
            <text:p text:style-name="P75">|---------------------------------------<text:span text:style-name="T1">|</text:span></text:p>
            <text:p text:style-name="P75">| &lt;<text:span text:style-name="T124">nameOfKeyArea&gt; <text:s text:c="12"/></text:span><text:s text:c="6"/>| </text:p>
            <text:p text:style-name="P86">|---------------------------------------<text:span text:style-name="T1">|</text:span></text:p>
            <text:p text:style-name="P75"/>
            <text:p text:style-name="P75"><text:span text:style-name="T1">C</text:span>onditions: </text:p>
            <text:p text:style-name="P75">show <text:span text:style-name="T122">and use </text:span>if: <text:s text:c="13"/>true / false <text:s text:c="3"/></text:p>
            <text:p text:style-name="P75">|-----------------------------------------------<text:span text:style-name="T1">|</text:span></text:p>
            <text:p text:style-name="P75">|&lt;nameOfCondition<text:span text:style-name="T1">1</text:span>&gt; <text:s text:c="3"/>[x] <text:s text:c="4"/>[ <text:s/>] <text:s text:c="8"/><text:span text:style-name="T1">|</text:span></text:p>
            <text:p text:style-name="P75">|&lt;nameOfCondition<text:span text:style-name="T116">2</text:span>&gt; <text:s text:c="3"/>[x] <text:s text:c="4"/>[ <text:s/>] <text:s text:c="8"/><text:span text:style-name="T1">|</text:span></text:p>
            <text:p text:style-name="P75">|&lt;nameOfCondition_<text:span text:style-name="T116">n</text:span>&gt; <text:s/>[ <text:s/>] <text:s text:c="4"/>[<text:span text:style-name="T116">x</text:span>] <text:s text:c="8"/><text:span text:style-name="T1">|</text:span></text:p>
            <text:p text:style-name="P75">|-----------------------------------------------<text:span text:style-name="T1">|</text:span> <text:s text:c="25"/></text:p>
            <text:p text:style-name="P75">[Add]<text:span text:style-name="T104"> </text:span><text:span text:style-name="T55">[</text:span><text:span text:style-name="T118">Remove</text:span><text:span text:style-name="T55">]</text:span></text:p>
            <text:p text:style-name="P75"/>
            <text:p text:style-name="P85">[Delete]</text:p>
            <text:p text:style-name="P84">-&lt;/ListItem<text:span text:style-name="T124">MovingRange</text:span>&gt;--------------------------------------------------------</text:p>
            <text:p text:style-name="P86"><text:span text:style-name="T124">#</text:span>&lt;/<text:span text:style-name="T117">ListView</text:span><text:span text:style-name="T124">MovingRange</text:span><text:span text:style-name="T117">&gt;</text:span><text:span text:style-name="T124">####################################</text:span></text:p>
            <text:p text:style-name="P85">[Add]</text:p>
            <text:p text:style-name="P85"/>
            <text:p text:style-name="P85">[Open Action Editor]</text:p>
            <text:p text:style-name="P88"><text:span text:style-name="T57">[Manage Conditions] </text:span><text:span text:style-name="T115">[Open Resource] </text:span><text:span text:style-name="T113">[</text:span><text:span text:style-name="T125">Delete</text:span><text:span text:style-name="T113">] </text:span><text:span text:style-name="T48">[Save] [Cancel]</text:span></text:p>
            <text:p text:style-name="P74"/>
            <text:p text:style-name="P89"/>
          </table:table-cell>
          <table:table-cell table:style-name="Tabelle3.B1" office:value-type="string">
            <text:p text:style-name="P90"><text:span text:style-name="T126">All changes</text:span><text:span text:style-name="T60"> </text:span><text:span text:style-name="T126">and values in this Editor </text:span><text:span text:style-name="T60">will be stored and loaded from the defaults /</text:span><text:span text:style-name="T61">resources/</text:span><text:span text:style-name="T127">items</text:span><text:span text:style-name="T61">/&lt;nameOf</text:span><text:span text:style-name="T127">Item</text:span><text:span text:style-name="T61">&gt;.txt </text:span><text:span text:style-name="T128">File.</text:span></text:p>
            <text:p text:style-name="P91"/>
            <text:p text:style-name="P91"/>
            <text:p text:style-name="P92">Name: </text:p>
            <text:p text:style-name="P93"><text:span text:style-name="T116">{</text:span><text:span text:style-name="T1">&lt;nameOf</text:span><text:span text:style-name="T129">Item</text:span><text:span text:style-name="T1">&gt;</text:span><text:span text:style-name="T116">} → Input Field that holds the name and allowes renaming </text:span><text:span text:style-name="T130">of the</text:span> <text:span text:style-name="T130">Item</text:span><text:span text:style-name="T82"> </text:span><text:span text:style-name="T131">and renames the </text:span><text:span text:style-name="T61">&lt;</text:span><text:span text:style-name="T1">nameOf</text:span><text:span text:style-name="T129">Item</text:span><text:span text:style-name="T132">&gt;</text:span><text:span text:style-name="T61">.txt </text:span><text:span text:style-name="T131">f</text:span><text:span text:style-name="T132">ile. </text:span><text:span text:style-name="T128">A check of all /resources/&lt;category&gt;/&lt;name&gt;.txt </text:span><text:span text:style-name="T129">files </text:span><text:span text:style-name="T128">must be </text:span><text:span text:style-name="T129">run </text:span><text:span text:style-name="T128">for references and references must be renamend if found.</text:span></text:p>
            <text:p text:style-name="P94"/>
            <text:p text:style-name="P95">Image:</text:p>
            <text:p text:style-name="P96"><text:span text:style-name="T133">{Tile view of Image} → A DropField that allowes to drop an image file </text:span><text:span text:style-name="T134">and</text:span><text:span text:style-name="T70"> </text:span><text:span text:style-name="T135">that show</text:span><text:span text:style-name="T134">s</text:span><text:span text:style-name="T135"> a TileView of the image if a &lt;nameOfImage&gt; reference already exists under the #Images tag in the </text:span><text:span text:style-name="T134">buttons</text:span><text:span text:style-name="T135">.txt file</text:span><text:span text:style-name="T136">. </text:span><text:span text:style-name="T70">Copies </text:span><text:span text:style-name="T137">the </text:span><text:span text:style-name="T138">dropped</text:span><text:span text:style-name="T70"> image to /resources/images/&lt;name</text:span><text:span text:style-name="T135">Of</text:span><text:span text:style-name="T134">Image</text:span><text:span text:style-name="T70">&gt;.txt </text:span><text:span text:style-name="T137">and writes a &lt;</text:span><text:span text:style-name="T134">nameOfImage&gt;</text:span><text:span text:style-name="T137"> reference to the </text:span><text:span text:style-name="T135">#Image tag </text:span><text:span text:style-name="T139">in the</text:span><text:span text:style-name="T137"> </text:span><text:span text:style-name="T140">&lt;nameOfItem&gt;</text:span><text:span text:style-name="T137">.txt file. </text:span><text:span text:style-name="T133">If an image file with the same name already exists in the /resources/images/ directory a warning Dialog pops up. „An image file with </text:span><text:span text:style-name="T138">the same</text:span><text:span text:style-name="T133"> name already exists in the image resources. Do you want to: [Overwrite] [Save dropped image under...] [Cancel]</text:span></text:p>
            <text:p text:style-name="P97">-<text:span text:style-name="T141">[Overwrite] → Overwrites image in the /images.txt File.</text:span></text:p>
            <text:p text:style-name="P98">-[Save dropped image under...] → Opens InputDialog {&lt;newName&gt;}[Save] [Cancel]</text:p>
            <text:p text:style-name="P99"><text:span text:style-name="T1">{inputFieldWithNameOf</text:span><text:span text:style-name="T48">Image</text:span><text:span text:style-name="T1">} → </text:span><text:span text:style-name="T4">Rename</text:span><text:span text:style-name="T142">s the</text:span><text:span text:style-name="T4"> </text:span><text:span text:style-name="T143">Image </text:span><text:span text:style-name="T142">file and updates the &lt;nameOfItem&gt;.txt file. </text:span><text:span text:style-name="T128">A check of all /resources/&lt;category&gt;/&lt;name&gt;.txt </text:span><text:span text:style-name="T129">files </text:span><text:span text:style-name="T128">must be </text:span><text:span text:style-name="T129">run </text:span><text:span text:style-name="T128">for references and references must be renamend if found.</text:span></text:p>
            <text:p text:style-name="P99">{inputFieldWithImagePath} → <text:span text:style-name="T68">Manually type in image path. </text:span><text:span text:style-name="T142">Enter r</text:span><text:span text:style-name="T4">ename</text:span><text:span text:style-name="T142">s the</text:span><text:span text:style-name="T4"> </text:span><text:span text:style-name="T143">Image </text:span><text:span text:style-name="T142">file and updates the &lt;nameOfItem&gt;.txt file. </text:span><text:span text:style-name="T128">A check of all /resources/&lt;category&gt;/&lt;name&gt;.txt </text:span><text:span text:style-name="T129">files </text:span><text:span text:style-name="T128">must be </text:span><text:span text:style-name="T129">run </text:span><text:span text:style-name="T128">for references and references must be renamend if found.</text:span></text:p>
            <text:p text:style-name="P99"/>
            <text:p text:style-name="P100">[<text:span text:style-name="T118">B</text:span>rowse] → <text:span text:style-name="T68">Browse for image.</text:span></text:p>
            <text:p text:style-name="P100">{<text:span text:style-name="T1">ImagOfSc</text:span><text:span text:style-name="T48">e</text:span><text:span text:style-name="T1">ne</text:span>}→ <text:span text:style-name="T82">TileView </text:span><text:span text:style-name="T68">o</text:span><text:span text:style-name="T82">f </text:span><text:span text:style-name="T68">the i</text:span><text:span text:style-name="T82">mage.</text:span></text:p>
            <text:p text:style-name="P100"><text:span text:style-name="T54">[Remove]</text:span><text:span text:style-name="T55"> → </text:span><text:span text:style-name="T87">Removes the</text:span><text:span text:style-name="T54"> Image from </text:span><text:span text:style-name="T142">the editor and deletes the reference in the</text:span><text:span text:style-name="T54"> <text:s/></text:span><text:span text:style-name="T89">/resources/</text:span><text:span text:style-name="T91">items</text:span><text:span text:style-name="T89">/</text:span><text:span text:style-name="T54">&lt;nameOf</text:span><text:span text:style-name="T144">Item</text:span><text:span text:style-name="T54">&gt;.txt file</text:span></text:p>
            <text:p text:style-name="P99"><text:span text:style-name="T55">[Delete] → </text:span><text:span text:style-name="T54">Delete Image from directory </text:span><text:span text:style-name="T89">/resources/images/&lt;name</text:span><text:span text:style-name="T91">OfImage</text:span><text:span text:style-name="T89">&gt;.txt (Alert: Yes/no)</text:span><text:span text:style-name="T54"> </text:span><text:span text:style-name="T128">A check of all /resources/&lt;category&gt;/&lt;name&gt;.txt </text:span><text:span text:style-name="T129">files </text:span><text:span text:style-name="T128">must be </text:span><text:span text:style-name="T129">run </text:span><text:span text:style-name="T128">for references and references must be </text:span><text:span text:style-name="T142">deleted</text:span><text:span text:style-name="T128"> if found.</text:span></text:p>
            <text:p text:style-name="P101"/>
            <text:p text:style-name="P100"><text:span text:style-name="T54">Flip</text:span><text:span text:style-name="T55"> Image: [horizontally]</text:span> <text:s/><text:span text:style-name="T55">[vertically]</text:span> <text:s text:c="2"/>→ <text:span text:style-name="T68">Flip Image.</text:span></text:p>
            <text:p text:style-name="P102">Size:</text:p>
            <text:p text:style-name="P102"><text:span text:style-name="T120">↔:</text:span><text:span text:style-name="T55">{&lt;horizontally&gt;} </text:span><text:span text:style-name="T121">↕:</text:span><text:span text:style-name="T55">{&lt;vertically&gt;} → </text:span><text:span text:style-name="T68">Set </text:span><text:span text:style-name="T54">s</text:span><text:span text:style-name="T68">ize in </text:span><text:span text:style-name="T54">dp</text:span><text:span text:style-name="T68">.</text:span></text:p>
            <text:p text:style-name="P94"/>
            <text:p text:style-name="P103">Conditions: </text:p>
            <text:p text:style-name="P104"><text:span text:style-name="T97">[x] <text:s text:c="4"/>[ ] → </text:span><text:span text:style-name="T145">T</text:span><text:span text:style-name="T146">h</text:span><text:span text:style-name="T147">e</text:span><text:span text:style-name="T146">s</text:span><text:span text:style-name="T147">e</text:span><text:span text:style-name="T99"> </text:span><text:span text:style-name="T100">CheckBoxes</text:span><text:span text:style-name="T99"> determine whether the </text:span><text:span text:style-name="T144">value of the </text:span><text:span text:style-name="T148">stored </text:span><text:span text:style-name="T144">C</text:span><text:span text:style-name="T99">onditions </text:span><text:span text:style-name="T144">are</text:span><text:span text:style-name="T99"> true or false.</text:span></text:p>
            <text:p text:style-name="P105">[Add]<text:span text:style-name="T104"> → </text:span><text:span text:style-name="T105">O</text:span><text:span text:style-name="T106">pens a </text:span><text:span text:style-name="T107">D</text:span><text:span text:style-name="T106">ropDownMenu that shows a list of all conditions from </text:span><text:span text:style-name="T108">the </text:span><text:span text:style-name="T106"><text:s/></text:span><text:span text:style-name="T60">/</text:span><text:span text:style-name="T61">resources/</text:span><text:span text:style-name="T105">conditions</text:span><text:span text:style-name="T61">/</text:span><text:span text:style-name="T109">conditions</text:span><text:span text:style-name="T61">.txt </text:span><text:span text:style-name="T108">file </text:span><text:span text:style-name="T106">and </text:span><text:span text:style-name="T110">all </text:span><text:span text:style-name="T106">„</text:span><text:span text:style-name="T111">isIninventory_</text:span><text:span text:style-name="T106">&lt;nameOfItem&gt; </text:span><text:span text:style-name="T110">Conditions </text:span><text:span text:style-name="T106">from </text:span><text:span text:style-name="T110">the </text:span><text:span text:style-name="T106"><text:s/>/resources/items/&lt;nameOfItem&gt;.txt </text:span><text:span text:style-name="T110">files.</text:span></text:p>
            <text:p text:style-name="P106"><text:span text:style-name="T55">[</text:span><text:span text:style-name="T118">Remove</text:span><text:span text:style-name="T55">]</text:span><text:span text:style-name="T104"> → </text:span><text:span text:style-name="T143">R</text:span><text:span text:style-name="T113">emoves to the selected </text:span><text:span text:style-name="T114">C</text:span><text:span text:style-name="T113">ondition </text:span><text:span text:style-name="T149">from the ListView and deletes </text:span><text:span text:style-name="T107">the reference that is stored under the #Conditions tag &lt;nameOfCondition&gt; in</text:span><text:span text:style-name="T149"> in the &lt;nameOfCharacter&gt;.txt file</text:span><text:span text:style-name="T113">.</text:span></text:p>
            <text:p text:style-name="P100"/>
            <text:p text:style-name="P107">Points <text:span text:style-name="T123">of</text:span><text:span text:style-name="T55"> Item:</text:span></text:p>
            <text:p text:style-name="P107"/>
            <text:p text:style-name="P108">{x} inputField that shows the current x-coordinate of the point and allows to edit it manually. (enter → refresh<text:span text:style-name="T150">)</text:span></text:p>
            <text:p text:style-name="P108">{y} inputField that shows the current y-coordinate of the point and allows to edit it manually. (enter → refresh<text:span text:style-name="T150">)</text:span></text:p>
            <text:p text:style-name="P108">{z} inputField that shows the current z-coordinate of the point and allows to edit it manually. (enter → refresh<text:span text:style-name="T150">)</text:span></text:p>
            <text:p text:style-name="P109">[Add]<text:span text:style-name="T104"> → </text:span><text:span text:style-name="T113">Adds </text:span><text:span text:style-name="T131">a</text:span><text:span text:style-name="T113"> Point </text:span><text:span text:style-name="T131">to the List and </text:span><text:span text:style-name="T151">writes it </text:span><text:span text:style-name="T131">to the </text:span><text:span text:style-name="T61">&lt;</text:span><text:span text:style-name="T132">NameOf</text:span><text:span text:style-name="T127">Item</text:span><text:span text:style-name="T132">&gt;</text:span><text:span text:style-name="T61">.txt </text:span><text:span text:style-name="T131">f</text:span><text:span text:style-name="T132">ile.</text:span></text:p>
            <text:p text:style-name="P109"><text:span text:style-name="T104">[Add by Click] → </text:span><text:span text:style-name="T131">A</text:span><text:span text:style-name="T152">dds </text:span><text:span text:style-name="T131">a </text:span><text:span text:style-name="T152">new Point </text:span><text:span text:style-name="T128">to the List and writes it to </text:span><text:span text:style-name="T131">the </text:span><text:span text:style-name="T61">&lt;</text:span><text:span text:style-name="T132">NameOf</text:span><text:span text:style-name="T127">Item</text:span><text:span text:style-name="T132">&gt;</text:span><text:span text:style-name="T61">.txt </text:span><text:span text:style-name="T131">f</text:span><text:span text:style-name="T132">ile</text:span><text:span text:style-name="T128"> </text:span><text:span text:style-name="T152">by clicking on </text:span><text:span text:style-name="T151">the </text:span><text:span text:style-name="T131">S</text:span><text:span text:style-name="T152">cene </text:span><text:span text:style-name="T151">in the Main Window</text:span><text:span text:style-name="T152">.</text:span></text:p>
            <text:p text:style-name="P110"><text:span text:style-name="T55">[</text:span><text:span text:style-name="T118">Remove</text:span><text:span text:style-name="T55">]</text:span><text:span text:style-name="T104"> → </text:span><text:span text:style-name="T153">R</text:span><text:span text:style-name="T113">emoves the selected </text:span><text:span text:style-name="T153">P</text:span><text:span text:style-name="T113">oint.</text:span></text:p>
            <text:p text:style-name="P100"/>
            <text:p text:style-name="P111">Hover Text: </text:p>
            <text:p text:style-name="P112">{&lt;String with Hover Text&gt;}→<text:span text:style-name="T127">InputFiled to edit the Hover Text.</text:span> <text:span text:style-name="T127">The Hover Text i</text:span><text:span text:style-name="T154">s shown when </text:span><text:span text:style-name="T132">the </text:span><text:span text:style-name="T127">C</text:span><text:span text:style-name="T132">ursor</text:span><text:span text:style-name="T154"> hovers over </text:span><text:span text:style-name="T55">CustomClickArea </text:span><text:span text:style-name="T132">of</text:span><text:span text:style-name="T154"> </text:span><text:span text:style-name="T132">the </text:span><text:span text:style-name="T127">Item</text:span><text:span text:style-name="T154"> </text:span><text:span text:style-name="T132">and the </text:span><text:span text:style-name="T154">Conditions </text:span><text:span text:style-name="T155">that are stored in the</text:span><text:span text:style-name="T154"> &lt;NameOf</text:span><text:span text:style-name="T127">Item</text:span><text:span text:style-name="T154">&gt;.txt file are matched.</text:span></text:p>
            <text:p text:style-name="P100"/>
            <text:p text:style-name="P113">######################################################</text:p>
            <text:p text:style-name="P114">[Manage Actions] → <text:span text:style-name="T156">O</text:span>pens the Action Editor for this Item.</text:p>
            <text:p text:style-name="P115"><text:span text:style-name="T57">[Manage Conditions] → </text:span><text:span text:style-name="T156">O</text:span><text:span text:style-name="T61">pens</text:span><text:span text:style-name="T82"> Editor Conditions.</text:span></text:p>
            <text:p text:style-name="P115"><text:span text:style-name="T115">[Open Resource] → </text:span><text:span text:style-name="T156">O</text:span><text:span text:style-name="T61">pens the </text:span><text:span text:style-name="T60">/</text:span><text:span text:style-name="T61">resources/Item</text:span><text:span text:style-name="T157">s</text:span><text:span text:style-name="T61">/&lt;nameOfItem&gt;.txt</text:span></text:p>
            <text:p text:style-name="P101"><text:span text:style-name="T113">[</text:span><text:span text:style-name="T125">Delete</text:span><text:span text:style-name="T113">] → </text:span><text:span text:style-name="T158">Deletes Item. (Alert </text:span><text:span text:style-name="T156">Yes/No</text:span><text:span text:style-name="T158">)</text:span></text:p>
            <text:p text:style-name="P116">[Save] → Saves values in <text:span text:style-name="T60">/</text:span><text:span text:style-name="T61">resources/</text:span><text:span text:style-name="T156">i</text:span><text:span text:style-name="T61">tem</text:span><text:span text:style-name="T157">s</text:span><text:span text:style-name="T61">/&lt;nameOfItem&gt;.txt</text:span></text:p>
            <text:p text:style-name="P117">[Cancel] → Discard Changes.</text:p>
            <text:p text:style-name="P118"/>
            <text:p text:style-name="P118"/>
            <text:p text:style-name="P118"/>
            <text:p text:style-name="P118"/>
            <text:p text:style-name="P119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/>
      <text:p text:style-name="P121"/>
      <text:p text:style-name="P121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22">Condition Manager</text:p>
            <text:p text:style-name="P122"/>
            <text:p text:style-name="P123"><text:span text:style-name="T159">Default</text:span>: <text:s text:c="25"/>true / false <text:s text:c="3"/></text:p>
            <text:p text:style-name="P123">|-----------------------------------------------<text:span text:style-name="T1">|</text:span></text:p>
            <text:p text:style-name="P123">|&lt;nameOfCondition<text:span text:style-name="T1">1</text:span>&gt; <text:s text:c="3"/>[x] <text:s text:c="4"/>[ ] <text:s text:c="9"/><text:span text:style-name="T1">|</text:span></text:p>
            <text:p text:style-name="P123">|&lt;nameOfCondition<text:span text:style-name="T116">2</text:span>&gt; <text:s text:c="3"/>[x] <text:s text:c="4"/>[ ] <text:s text:c="9"/><text:span text:style-name="T1">|</text:span></text:p>
            <text:p text:style-name="P123">|&lt;nameOfCondition_<text:span text:style-name="T116">n</text:span>&gt; <text:s/>[ ] <text:s text:c="5"/>[<text:span text:style-name="T116">x</text:span>] <text:s text:c="8"/><text:span text:style-name="T1">|</text:span></text:p>
            <text:p text:style-name="P123">|-----------------------------------------------<text:span text:style-name="T1">|</text:span> <text:s text:c="25"/></text:p>
            <text:p text:style-name="P124">[<text:span text:style-name="T105">New</text:span>]<text:span text:style-name="T104"> </text:span><text:span text:style-name="T55">[Delete] </text:span><text:span text:style-name="T160">[Rename] </text:span><text:span text:style-name="T48">[Save] [Cancel]</text:span></text:p>
          </table:table-cell>
          <table:table-cell table:style-name="Tabelle4.B1" office:value-type="string">
            <text:p text:style-name="P125"><text:span text:style-name="T161">All changes</text:span><text:span text:style-name="T162"> </text:span><text:span text:style-name="T161">and values in this Editor </text:span><text:span text:style-name="T162">will be stored and loaded from the d</text:span><text:span text:style-name="T163">efaults</text:span><text:span text:style-name="T162"> /</text:span><text:span text:style-name="T164">resources/</text:span><text:span text:style-name="T165">conditions</text:span><text:span text:style-name="T164">/</text:span><text:span text:style-name="T166">conditions</text:span><text:span text:style-name="T164">.txt </text:span><text:span text:style-name="T163">file.</text:span></text:p>
            <text:p text:style-name="P126"/>
            <text:p text:style-name="P127"><text:span text:style-name="T97">[x] <text:s text:c="4"/>[ ] → </text:span><text:span text:style-name="T100">These CheckBoxes s</text:span><text:span text:style-name="T167">et the default value </text:span><text:span text:style-name="T168">that is</text:span><text:span text:style-name="T100"> store</text:span><text:span text:style-name="T168">d</text:span><text:span text:style-name="T100"> in the </text:span><text:span text:style-name="T169">conditions</text:span><text:span text:style-name="T170">.txt </text:span><text:span text:style-name="T100">file </text:span><text:span text:style-name="T171">under the &lt;nameOfCondition&gt; reference</text:span><text:span text:style-name="T100">.</text:span></text:p>
            <text:p text:style-name="P128">[<text:span text:style-name="T105">New</text:span>]<text:span text:style-name="T104"> → </text:span><text:span text:style-name="T172">A</text:span><text:span text:style-name="T113">dds </text:span><text:span text:style-name="T173">a</text:span><text:span text:style-name="T113"> </text:span><text:span text:style-name="T105">new </text:span><text:span text:style-name="T114">C</text:span><text:span text:style-name="T113">ondition </text:span><text:span text:style-name="T174">in the conditions.txt file under the reference &lt;nameOfNewCondition&gt; </text:span><text:span text:style-name="T172">and </text:span><text:span text:style-name="T106">opens a</text:span><text:span text:style-name="T105">n </text:span><text:span text:style-name="T172">I</text:span><text:span text:style-name="T105">nputField to give a name to the new Condition.</text:span></text:p>
            <text:p text:style-name="P129"><text:span text:style-name="T55">[Delete]</text:span><text:span text:style-name="T104"> → </text:span><text:span text:style-name="T175">Deletes</text:span><text:span text:style-name="T113"> the selected </text:span><text:span text:style-name="T114">C</text:span><text:span text:style-name="T113">ondition </text:span><text:span text:style-name="T176">that is stored in conditions.txt under the &lt;nameOfCondition&gt; reference</text:span><text:span text:style-name="T113">. </text:span><text:span text:style-name="T93">Before deleting a</text:span><text:span text:style-name="T94"> check of all /resources/&lt;category&gt;/&lt;name&gt;.txt files must be run for references and references must be </text:span><text:span text:style-name="T95">deleted</text:span><text:span text:style-name="T94"> if found. </text:span><text:span text:style-name="T93">If references are found a warning with a ListView of all </text:span><text:span text:style-name="T177">files</text:span><text:span text:style-name="T93"> that hold a reference will be show. „Found multiple references to this entry! Do you want to delete it anyway? [Yes] [No]“</text:span></text:p>
            <text:p text:style-name="P130">[Rename] → Opens an InputDialog that allows to rename the selected Condition. Enter confirmes the change and a check of all /resources/&lt;category&gt;/&lt;name&gt;.txt files for </text:p>
            <text:p text:style-name="P131"><text:span text:style-name="T48">[Save] → </text:span><text:span text:style-name="T175">S</text:span><text:span text:style-name="T105">aves </text:span><text:span text:style-name="T178">changes in the</text:span><text:span text:style-name="T60"> /</text:span><text:span text:style-name="T61">resources/</text:span><text:span text:style-name="T179">conditions</text:span><text:span text:style-name="T61">/</text:span><text:span text:style-name="T109">conditions</text:span><text:span text:style-name="T61">.txt </text:span><text:span text:style-name="T178">file.</text:span></text:p>
          </table:table-cell>
        </table:table-row>
      </table:table>
      <text:p text:style-name="P120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32">Button <text:span text:style-name="T180">Manager</text:span></text:p>
            <text:p text:style-name="P133"/>
            <text:p text:style-name="P133">Text on button <text:s text:c="12"/>| Hover Text on Button <text:s/><text:span text:style-name="T181">| Use Text<text:tab/></text:span>| <text:span text:style-name="T181">Use</text:span> Hover Text <text:s/>| Use Image <text:span text:style-name="T181">| Image</text:span></text:p>
            <text:p text:style-name="P133">------------------------------------------------------------------------------------------------------------------------------------</text:p>
            <text:p text:style-name="P133">{&lt;<text:span text:style-name="T182">t</text:span><text:span text:style-name="T181">extOnButton1&gt;</text:span>} <text:s text:c="2"/>| {&lt;<text:span text:style-name="T182">h</text:span>over Text<text:span text:style-name="T181">1</text:span>&gt;} <text:s text:c="8"/>| [x] <text:s text:c="7"/><text:tab/>| <text:s/>[x]<text:tab/> <text:s text:c="4"/>| [x]<text:tab/> <text:s/><text:span text:style-name="T181">| </text:span><text:span text:style-name="T183">{</text:span>Tile<text:span text:style-name="T182">V</text:span>iew of Image<text:span text:style-name="T184">1</text:span><text:span text:style-name="T183">}</text:span></text:p>
            <text:p text:style-name="P134">{&lt;<text:span text:style-name="T182">t</text:span><text:span text:style-name="T181">extOnButton2&gt;</text:span>} <text:s text:c="2"/>| {&lt;<text:span text:style-name="T182">h</text:span>over Text<text:span text:style-name="T181">2</text:span>&gt;} <text:s text:c="8"/>| [x] <text:s text:c="7"/><text:tab/>| <text:s/>[x]<text:tab/> <text:s text:c="4"/>| [x]<text:tab/> <text:s/><text:span text:style-name="T181">| </text:span><text:span text:style-name="T183">{</text:span>Tile<text:span text:style-name="T182">V</text:span>iew of Image<text:span text:style-name="T184">2</text:span><text:span text:style-name="T183">}</text:span></text:p>
            <text:p text:style-name="P134">{&lt;<text:span text:style-name="T182">t</text:span><text:span text:style-name="T181">extOnButton_n&gt;</text:span>} | {&lt;<text:span text:style-name="T182">h</text:span>over Text_<text:span text:style-name="T181">n</text:span>&gt;} <text:s text:c="6"/>| [x] <text:s text:c="7"/><text:tab/>| <text:s/>[x]<text:tab/> <text:s text:c="4"/>| [x]<text:tab/> <text:s/><text:span text:style-name="T181">| </text:span><text:span text:style-name="T183">{</text:span>Tile<text:span text:style-name="T182">V</text:span>iew of Image_<text:span text:style-name="T184">n</text:span><text:span text:style-name="T183">}</text:span></text:p>
            <text:p text:style-name="P133">------------------------------------------------------------------------------------------------------------------------------------</text:p>
            <text:p text:style-name="P135">[<text:span text:style-name="T120">↑</text:span> ][<text:span text:style-name="T120">↓</text:span>] </text:p>
            <text:p text:style-name="P135"/>
            <text:p text:style-name="P136">Size:</text:p>
            <text:p text:style-name="P136">With: <text:span text:style-name="T185">{</text:span><text:span text:style-name="T182">e</text:span><text:span text:style-name="T185">ditable </text:span><text:span text:style-name="T182">t</text:span><text:span text:style-name="T185">ext} </text:span>px</text:p>
            <text:p text:style-name="P136">Height: <text:span text:style-name="T185">{</text:span><text:span text:style-name="T182">e</text:span><text:span text:style-name="T185">ditable </text:span><text:span text:style-name="T182">t</text:span><text:span text:style-name="T185">ext} </text:span>px</text:p>
            <text:p text:style-name="P135"/>
            <text:p text:style-name="P137">[Open Image Resources]</text:p>
            <text:p text:style-name="P135">[<text:span text:style-name="T186">New</text:span>] [<text:span text:style-name="T186">Delete</text:span>] [Save] <text:span text:style-name="T187">[Cancel]</text:span></text:p>
          </table:table-cell>
          <table:table-cell table:style-name="Tabelle6.B1" office:value-type="string">
            <text:p text:style-name="P138"><text:span text:style-name="T161">All changes</text:span><text:span text:style-name="T162"> </text:span><text:span text:style-name="T161">and values in this Editor </text:span><text:span text:style-name="T162">will be stored and loaded from the d</text:span><text:span text:style-name="T163">efaults</text:span><text:span text:style-name="T162"> /</text:span><text:span text:style-name="T164">resources/</text:span><text:span text:style-name="T188">buttons</text:span><text:span text:style-name="T164">/</text:span><text:span text:style-name="T188">buttons</text:span><text:span text:style-name="T164">.txt </text:span><text:span text:style-name="T163">file.</text:span></text:p>
            <text:p text:style-name="P139"/>
            <text:p text:style-name="P140">{&lt;<text:span text:style-name="T182">t</text:span><text:span text:style-name="T181">extOnButton&gt;</text:span>} → <text:span text:style-name="T189">InputField that allowes to change the text that appeares on the Button</text:span></text:p>
            <text:p text:style-name="P141">if the „Use Text“ CheckBox is checked. <text:span text:style-name="T182">Example for texts text: „give, take, show, look at, use“</text:span></text:p>
            <text:p text:style-name="P141"/>
            <text:p text:style-name="P141"/>
            <text:p text:style-name="P140">{&lt;<text:span text:style-name="T182">h</text:span><text:span text:style-name="T189">over Text</text:span><text:span text:style-name="T181">&gt;</text:span>} → <text:span text:style-name="T189">InputField that allowes to change the text that appeares when the cursor hovers over the Button if the „Use </text:span>Hover<text:span text:style-name="T189"> Text“ CheckBox is checked.</text:span></text:p>
            <text:p text:style-name="P142"><text:span text:style-name="T182">Example for texts text: „give, take, show, look at, use“</text:span></text:p>
            <text:p text:style-name="P142"/>
            <text:p text:style-name="P143">Use Image <text:span text:style-name="T182">[x] CheckBox → </text:span><text:span text:style-name="T190">I</text:span><text:span text:style-name="T182">f the CheckBox </text:span><text:span text:style-name="T189">is checked </text:span><text:span text:style-name="T190">a</text:span><text:span text:style-name="T182"> TileView </text:span><text:span text:style-name="T190">on the button that is stored </text:span><text:span text:style-name="T182">in the </text:span><text:span text:style-name="T191">buttons.txt file</text:span><text:span text:style-name="T190"> </text:span><text:span text:style-name="T182">with the reference </text:span><text:span text:style-name="T190">#</text:span><text:span text:style-name="T182">&lt;</text:span><text:span text:style-name="T191">textOnButton&gt; </text:span><text:span text:style-name="T182">under </text:span><text:span text:style-name="T190">shows the Image that</text:span><text:span text:style-name="T182"> is stored </text:span><text:span text:style-name="T190">under the #&lt;textOnButton&gt;</text:span><text:span text:style-name="T182">-Image: tag</text:span><text:span text:style-name="T189">.</text:span></text:p>
            <text:p text:style-name="P140"/>
            <text:p text:style-name="P144"><text:span text:style-name="T183">{</text:span>Tile view of Image<text:span text:style-name="T183">} → A DropField that allowes to drop an image file </text:span><text:span text:style-name="T192">and</text:span><text:span text:style-name="T68"> </text:span><text:span text:style-name="T193">that show</text:span><text:span text:style-name="T192">s</text:span><text:span text:style-name="T193"> a TileView of the image. </text:span><text:span text:style-name="T194">I</text:span><text:span text:style-name="T193">f a &lt;nameOfImage&gt; reference exists under the #Images tag in the </text:span><text:span text:style-name="T192">buttons</text:span><text:span text:style-name="T135">.txt file</text:span><text:span text:style-name="T67">. </text:span><text:span text:style-name="T68">Copies </text:span><text:span text:style-name="T142">the </text:span><text:span text:style-name="T195">dropped</text:span><text:span text:style-name="T68"> image to</text:span><text:span text:style-name="T70"> /resources/images/&lt;name</text:span><text:span text:style-name="T135">Of</text:span><text:span text:style-name="T134">Image</text:span><text:span text:style-name="T70">&gt;.txt </text:span><text:span text:style-name="T137">and writes a &lt;</text:span><text:span text:style-name="T134">nameOfImage&gt;</text:span><text:span text:style-name="T137"> reference to the </text:span><text:span text:style-name="T135">#Image tag </text:span><text:span text:style-name="T139">in the</text:span><text:span text:style-name="T137"> </text:span><text:span text:style-name="T134">buttons</text:span><text:span text:style-name="T137">.txt file. </text:span><text:span text:style-name="T133">If an image file with the same name already exists in the /resources/images/ directory a warning Dialog pops up. „An image file with </text:span><text:span text:style-name="T138">the same</text:span><text:span text:style-name="T133"> name already exists in the image resources. Do you want to: [Overwrite] [Save dropped image under...] [Cancel]</text:span></text:p>
            <text:p text:style-name="P97">-<text:span text:style-name="T141">[Overwrite] → Overwrites image in the /images.txt File.</text:span></text:p>
            <text:p text:style-name="P97">-[Save dropped image under...] → Opens InputDialog {&lt;newName&gt;}[Save] [Cancel]</text:p>
          </table:table-cell>
        </table:table-row>
      </table:table>
      <text:p text:style-name="P120"/>
      <text:p text:style-name="P145"/>
      <text:p text:style-name="P146"/>
      <text:p text:style-name="P1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7:22:13.019332300</meta:creation-date>
    <dc:date>2025-11-03T16:32:35.162151700</dc:date>
    <meta:editing-duration>PT20H9M8S</meta:editing-duration>
    <meta:editing-cycles>205</meta:editing-cycles>
    <meta:generator>LibreOffice/25.2.6.2$Windows_X86_64 LibreOffice_project/729c5bfe710f5eb71ed3bbde9e06a6065e9c6c5d</meta:generator>
    <meta:document-statistic meta:table-count="5" meta:image-count="0" meta:object-count="0" meta:page-count="4" meta:paragraph-count="263" meta:word-count="2426" meta:character-count="20258" meta:non-whitespace-character-count="17150"/>
  </office:meta>
</office:document-meta>
</file>